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11cm" style:rel-column-width="32808*"/>
    </style:style>
    <style:style style:name="Таблица1.B" style:family="table-column">
      <style:table-column-properties style:column-width="8.49cm" style:rel-column-width="3272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New" fo:font-size="14pt" fo:language="en" fo:country="US" fo:font-weight="bold" officeooo:rsid="00178f06" officeooo:paragraph-rsid="00178f0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4pt" fo:language="ru" fo:country="RU" fo:font-weight="bold" officeooo:rsid="00178f06" officeooo:paragraph-rsid="00178f0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2pt" fo:language="en" fo:country="US" officeooo:rsid="001b4568" officeooo:paragraph-rsid="0048207f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1b4568" officeooo:paragraph-rsid="005f11d5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1b4568" officeooo:paragraph-rsid="0060bca8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1b4568" officeooo:paragraph-rsid="0062cb68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1b4568" officeooo:paragraph-rsid="006ae7e9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208969" officeooo:paragraph-rsid="00208969" style:font-size-asian="12pt" style:font-size-complex="12pt"/>
    </style:style>
    <style:style style:name="P9" style:family="paragraph" style:parent-style-name="Standard">
      <style:text-properties style:font-name="Courier New" fo:font-size="12pt" fo:language="en" fo:country="US" officeooo:rsid="0036da4d" officeooo:paragraph-rsid="0036da4d" style:font-size-asian="12pt" style:font-size-complex="12pt"/>
    </style:style>
    <style:style style:name="P10" style:family="paragraph" style:parent-style-name="Standard">
      <style:text-properties style:font-name="Courier New" fo:font-size="12pt" fo:language="en" fo:country="US" officeooo:rsid="0060bca8" officeooo:paragraph-rsid="0062cb68" style:font-size-asian="12pt" style:font-size-complex="12pt"/>
    </style:style>
    <style:style style:name="P11" style:family="paragraph" style:parent-style-name="Standard">
      <style:text-properties style:font-name="Courier New" fo:font-size="12pt" fo:language="en" fo:country="US" officeooo:rsid="00368c19" officeooo:paragraph-rsid="00368c19" style:font-size-asian="12pt" style:font-size-complex="12pt"/>
    </style:style>
    <style:style style:name="P12" style:family="paragraph" style:parent-style-name="Standard">
      <style:text-properties style:font-name="Courier New" fo:font-size="12pt" fo:language="en" fo:country="US" fo:font-weight="bold" officeooo:rsid="00208969" officeooo:paragraph-rsid="00208969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ourier New" fo:font-size="12pt" fo:language="en" fo:country="US" fo:font-weight="bold" officeooo:rsid="0036da4d" officeooo:paragraph-rsid="0036da4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ourier New" fo:font-size="12pt" fo:language="ru" fo:country="RU" officeooo:rsid="00178f06" officeooo:paragraph-rsid="00178f06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178f06" officeooo:paragraph-rsid="00504568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178f06" officeooo:paragraph-rsid="006ae7e9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208969" officeooo:paragraph-rsid="00208969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28bbd4" officeooo:paragraph-rsid="00504568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368c19" officeooo:paragraph-rsid="00368c19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36da4d" officeooo:paragraph-rsid="0036da4d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36da4d" officeooo:paragraph-rsid="00386329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504568" officeooo:paragraph-rsid="00504568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5949b3" officeooo:paragraph-rsid="005949b3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fo:font-weight="bold" officeooo:rsid="0028bbd4" officeooo:paragraph-rsid="00504568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Courier New" fo:font-size="12pt" fo:language="ru" fo:country="RU" fo:font-weight="bold" officeooo:rsid="005949b3" officeooo:paragraph-rsid="005949b3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60bca8" style:font-size-asian="12pt" style:font-size-complex="12pt"/>
    </style:style>
    <style:style style:name="P27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6ae7e9" style:font-size-asian="12pt" style:font-size-complex="12pt"/>
    </style:style>
    <style:style style:name="P28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48207f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5f11d5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0bca8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2cb68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60bca8" officeooo:paragraph-rsid="0060bca8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60bca8" officeooo:paragraph-rsid="0062cb68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normal" officeooo:rsid="00504568" officeooo:paragraph-rsid="005c9252" style:font-size-asian="12pt" style:font-weight-asian="normal" style:font-size-complex="12pt" style:font-weight-complex="normal"/>
    </style:style>
    <style:style style:name="P36" style:family="paragraph" style:parent-style-name="Standard">
      <style:text-properties officeooo:paragraph-rsid="005c9252"/>
    </style:style>
    <style:style style:name="P37" style:family="paragraph" style:parent-style-name="Preformatted_20_Text">
      <style:text-properties style:font-name="Courier New" fo:font-size="12pt" fo:language="en" fo:country="US" officeooo:rsid="00208969" officeooo:paragraph-rsid="0060bca8" style:font-size-asian="12pt" style:font-size-complex="12pt"/>
    </style:style>
    <style:style style:name="P38" style:family="paragraph" style:parent-style-name="Preformatted_20_Text">
      <style:text-properties style:font-name="Courier New" fo:font-size="12pt" fo:language="en" fo:country="US" officeooo:rsid="00208969" officeooo:paragraph-rsid="006ae7e9" style:font-size-asian="12pt" style:font-size-complex="12pt"/>
    </style:style>
    <style:style style:name="P39" style:family="paragraph" style:parent-style-name="Table_20_Contents">
      <style:text-properties style:font-name="Courier New" fo:font-size="12pt" officeooo:rsid="00178f06" officeooo:paragraph-rsid="00178f06" style:font-size-asian="12pt" style:font-size-complex="12pt"/>
    </style:style>
    <style:style style:name="P40" style:family="paragraph" style:parent-style-name="Table_20_Contents">
      <style:text-properties style:font-name="Courier New" fo:font-size="12pt" officeooo:rsid="0017e136" officeooo:paragraph-rsid="0017e136" style:font-size-asian="12pt" style:font-size-complex="12pt"/>
    </style:style>
    <style:style style:name="P41" style:family="paragraph" style:parent-style-name="Table_20_Contents">
      <style:text-properties style:font-name="Courier New" fo:font-size="12pt" fo:language="en" fo:country="US" officeooo:rsid="0017e136" officeooo:paragraph-rsid="0017e136" style:font-size-asian="12pt" style:font-size-complex="12pt"/>
    </style:style>
    <style:style style:name="P42" style:family="paragraph" style:parent-style-name="Table_20_Contents">
      <style:text-properties style:font-name="Courier New" fo:font-size="12pt" fo:language="en" fo:country="US" officeooo:rsid="00191aff" officeooo:paragraph-rsid="00191aff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178f06" officeooo:paragraph-rsid="00178f06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78f06" officeooo:paragraph-rsid="00178f06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style:font-name="Courier New" fo:font-size="12pt" fo:language="ru" fo:country="RU" officeooo:rsid="002748b4" officeooo:paragraph-rsid="002748b4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5f11d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0bca8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2cb68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469d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6f3a3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809fc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eb7a2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officeooo:paragraph-rsid="005c9252"/>
    </style:style>
    <style:style style:name="P56" style:family="paragraph" style:parent-style-name="Standard">
      <style:text-properties style:font-name="Courier New" fo:font-size="12pt" fo:language="en" fo:country="US" officeooo:rsid="001b4568" officeooo:paragraph-rsid="0048207f" style:font-size-asian="12pt" style:font-size-complex="12pt"/>
    </style:style>
    <style:style style:name="P57" style:family="paragraph" style:parent-style-name="Standard">
      <style:text-properties style:font-name="Courier New" fo:font-size="12pt" fo:language="en" fo:country="US" officeooo:rsid="001b4568" officeooo:paragraph-rsid="0093c756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Courier New" fo:font-size="12pt" fo:language="en" fo:country="US" officeooo:rsid="001b4568" officeooo:paragraph-rsid="0093c756" style:font-size-asian="12pt" style:font-size-complex="12pt"/>
    </style:style>
    <style:style style:name="P59" style:family="paragraph" style:parent-style-name="Standard">
      <style:text-properties style:font-name="Courier New" fo:font-size="12pt" fo:language="en" fo:country="US" officeooo:rsid="001b4568" officeooo:paragraph-rsid="009c0f70" style:font-size-asian="12pt" style:font-size-complex="12pt"/>
    </style:style>
    <style:style style:name="P60" style:family="paragraph" style:parent-style-name="Standard">
      <style:text-properties style:font-name="Courier New" fo:font-size="12pt" fo:language="en" fo:country="US" officeooo:rsid="001b4568" officeooo:paragraph-rsid="00a09c84" style:font-size-asian="12pt" style:font-size-complex="12pt"/>
    </style:style>
    <style:style style:name="P61" style:family="paragraph" style:parent-style-name="Standard">
      <style:text-properties style:font-name="Courier New" fo:font-size="12pt" fo:language="en" fo:country="US" officeooo:rsid="00204c61" officeooo:paragraph-rsid="0093c756" style:font-size-asian="12pt" style:font-size-complex="12pt"/>
    </style:style>
    <style:style style:name="P62" style:family="paragraph" style:parent-style-name="Standard">
      <style:text-properties style:font-name="Courier New" fo:font-size="12pt" fo:language="en" fo:country="US" officeooo:rsid="00178f06" officeooo:paragraph-rsid="0093c756" style:font-size-asian="12pt" style:font-size-complex="12pt"/>
    </style:style>
    <style:style style:name="P63" style:family="paragraph" style:parent-style-name="Standard">
      <style:text-properties style:font-name="Courier New" fo:font-size="12pt" fo:language="en" fo:country="US" officeooo:rsid="001d1a23" officeooo:paragraph-rsid="009a7a75" style:font-size-asian="10.5pt" style:font-size-complex="12pt"/>
    </style:style>
    <style:style style:name="P64" style:family="paragraph" style:parent-style-name="Standard">
      <style:text-properties style:font-name="Courier New" fo:font-size="12pt" fo:language="ru" fo:country="RU" officeooo:rsid="0036da4d" officeooo:paragraph-rsid="00386329" style:font-size-asian="12pt" style:font-size-complex="12pt"/>
    </style:style>
    <style:style style:name="P65" style:family="paragraph" style:parent-style-name="Standard">
      <style:text-properties style:font-name="Courier New" fo:font-size="12pt" fo:language="ru" fo:country="RU" officeooo:rsid="0036da4d" officeooo:paragraph-rsid="0036da4d" style:font-size-asian="12pt" style:font-size-complex="12pt"/>
    </style:style>
    <style:style style:name="P66" style:family="paragraph" style:parent-style-name="Standard">
      <style:text-properties style:font-name="Courier New" fo:font-size="12pt" fo:language="ru" fo:country="RU" officeooo:rsid="00178f06" officeooo:paragraph-rsid="00178f06" style:font-size-asian="12pt" style:font-size-complex="12pt"/>
    </style:style>
    <style:style style:name="P67" style:family="paragraph" style:parent-style-name="Standard">
      <style:text-properties style:font-name="Courier New" fo:font-size="12pt" fo:language="ru" fo:country="RU" officeooo:rsid="0093c756" officeooo:paragraph-rsid="0093c756" style:font-size-asian="12pt" style:font-size-complex="12pt"/>
    </style:style>
    <style:style style:name="P68" style:family="paragraph" style:parent-style-name="Standard">
      <style:text-properties style:font-name="Courier New" fo:font-size="12pt" fo:language="ru" fo:country="RU" officeooo:rsid="00563658" officeooo:paragraph-rsid="00a10977" style:font-size-asian="12pt" style:font-size-complex="12pt"/>
    </style:style>
    <style:style style:name="P69" style:family="paragraph" style:parent-style-name="Standard">
      <style:text-properties style:font-name="Courier New" fo:font-size="12pt" fo:language="ru" fo:country="RU" officeooo:rsid="00563658" officeooo:paragraph-rsid="00a1f74a" style:font-size-asian="12pt" style:font-size-complex="12pt"/>
    </style:style>
    <style:style style:name="P70" style:family="paragraph" style:parent-style-name="Standard">
      <style:text-properties style:font-name="Courier New" fo:font-size="12pt" fo:language="ru" fo:country="RU" officeooo:rsid="00504568" officeooo:paragraph-rsid="00a4b772" style:font-size-asian="12pt" style:font-size-complex="12pt"/>
    </style:style>
    <style:style style:name="P71" style:family="paragraph" style:parent-style-name="Standard">
      <style:text-properties style:font-name="Courier New" fo:font-size="12pt" fo:language="ru" fo:country="RU" fo:font-weight="bold" officeooo:rsid="0099e200" officeooo:paragraph-rsid="0099e200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Courier New" fo:font-size="12pt" fo:language="ru" fo:country="RU" fo:font-weight="bold" officeooo:rsid="00563658" officeooo:paragraph-rsid="00a10977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Courier New" fo:font-size="12pt" fo:language="ru" fo:country="RU" fo:font-weight="bold" officeooo:rsid="009b1851" officeooo:paragraph-rsid="009b1851" style:font-size-asian="12pt" style:font-weight-asian="bold" style:font-size-complex="12pt" style:font-weight-complex="bold"/>
    </style:style>
    <style:style style:name="P74" style:family="paragraph" style:parent-style-name="Standard">
      <style:text-properties style:font-name="Courier New" fo:font-size="12pt" officeooo:paragraph-rsid="0093c756" style:font-size-asian="12pt" style:font-size-complex="12pt"/>
    </style:style>
    <style:style style:name="P75" style:family="paragraph" style:parent-style-name="Standard">
      <style:text-properties style:font-name="Courier New" fo:font-size="12pt" officeooo:paragraph-rsid="00a880b4" style:font-size-asian="12pt" style:font-size-complex="12pt"/>
    </style:style>
    <style:style style:name="P76" style:family="paragraph" style:parent-style-name="Standard">
      <style:text-properties style:font-name="Courier New" fo:font-size="11pt" fo:language="en" fo:country="US" officeooo:rsid="001d1a23" officeooo:paragraph-rsid="009a7a75" style:font-size-asian="11pt" style:font-size-complex="11pt"/>
    </style:style>
    <style:style style:name="P77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d1a23" officeooo:paragraph-rsid="0093c756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48207f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93c756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a09c84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178f06" style:font-size-asian="12pt" style:font-weight-asian="bold" style:font-size-complex="12pt" style:font-weight-complex="bold"/>
    </style:style>
    <style:style style:name="P82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93c756" style:font-size-asian="12pt" style:font-weight-asian="bold" style:font-size-complex="12pt" style:font-weight-complex="bold"/>
    </style:style>
    <style:style style:name="P83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48207f" style:font-size-asian="12pt" style:font-weight-asian="bold" style:font-size-complex="12pt" style:font-weight-complex="bold"/>
    </style:style>
    <style:style style:name="P84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a09c84" style:font-size-asian="12pt" style:font-weight-asian="bold" style:font-size-complex="12pt" style:font-weight-complex="bold"/>
    </style:style>
    <style:style style:name="P85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97e500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93c756" officeooo:paragraph-rsid="0093c756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variant="normal" fo:text-transform="none" fo:color="#24292f" style:font-name="Courier New" fo:font-size="11pt" fo:letter-spacing="normal" fo:language="en" fo:country="US" fo:font-style="normal" fo:font-weight="normal" officeooo:rsid="0093c756" officeooo:paragraph-rsid="0093c756" style:font-size-asian="11pt" style:font-weight-asian="normal" style:font-size-complex="11pt" style:font-weight-complex="normal"/>
    </style:style>
    <style:style style:name="P88" style:family="paragraph" style:parent-style-name="Standard">
      <style:text-properties officeooo:paragraph-rsid="0048207f"/>
    </style:style>
    <style:style style:name="P89" style:family="paragraph" style:parent-style-name="Standard">
      <style:text-properties officeooo:paragraph-rsid="00b7d2b0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b8fbb0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style:font-name="Courier New" fo:font-size="12pt" fo:language="en" fo:country="US" officeooo:rsid="00178f06" officeooo:paragraph-rsid="00178f06" style:font-size-asian="12pt" style:font-size-complex="12pt"/>
    </style:style>
    <style:style style:name="P92" style:family="paragraph" style:parent-style-name="Table_20_Contents">
      <style:text-properties style:font-name="Courier New" fo:font-size="12pt" fo:language="en" fo:country="US" officeooo:rsid="00178f06" officeooo:paragraph-rsid="0017e136" style:font-size-asian="12pt" style:font-size-complex="12pt"/>
    </style:style>
    <style:style style:name="P93" style:family="paragraph" style:parent-style-name="Table_20_Contents">
      <style:text-properties style:font-name="Courier New" fo:font-size="12pt" fo:language="ru" fo:country="RU" officeooo:rsid="0048207f" officeooo:paragraph-rsid="0048207f" style:font-size-asian="12pt" style:font-size-complex="12pt"/>
    </style:style>
    <style:style style:name="P94" style:family="paragraph" style:parent-style-name="Table_20_Contents">
      <style:text-properties style:font-name="Courier New" fo:font-size="12pt" fo:language="ru" fo:country="RU" officeooo:rsid="0092d781" officeooo:paragraph-rsid="0092d781" style:font-size-asian="12pt" style:font-size-complex="12pt"/>
    </style:style>
    <style:style style:name="P95" style:family="paragraph" style:parent-style-name="Table_20_Contents">
      <style:text-properties style:font-name="Courier New" fo:font-size="12pt" fo:language="ru" fo:country="RU" fo:font-weight="bold" officeooo:rsid="0092d781" officeooo:paragraph-rsid="0092d781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2748b4" style:font-size-asian="12pt" style:font-weight-asian="normal" style:font-size-complex="12pt" style:font-weight-complex="normal"/>
    </style:style>
    <style:style style:name="P97" style:family="paragraph" style:parent-style-name="Table_20_Contents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48207f" fo:background-color="#ffffff" style:font-size-asian="12pt" style:font-weight-asian="bold" style:font-size-complex="12pt" style:font-weight-complex="bold"/>
    </style:style>
    <style:style style:name="P98" style:family="paragraph" style:parent-style-name="Preformatted_20_Text">
      <style:paragraph-properties fo:text-align="center" style:justify-single-word="false"/>
      <style:text-properties style:font-name="Courier New" fo:font-size="12pt" fo:language="en" fo:country="US" officeooo:rsid="00208969" officeooo:paragraph-rsid="0093c756" style:font-size-asian="12pt" style:font-size-complex="12pt"/>
    </style:style>
    <style:style style:name="P99" style:family="paragraph" style:parent-style-name="Preformatted_20_Text">
      <style:text-properties fo:font-variant="normal" fo:text-transform="none" fo:color="#24292f" style:font-name="Courier New" fo:font-size="10pt" fo:letter-spacing="normal" fo:language="en" fo:country="US" fo:font-style="normal" fo:font-weight="normal" officeooo:rsid="0093c756" officeooo:paragraph-rsid="0093c756" style:font-size-asian="10pt" style:font-weight-asian="normal" style:font-size-complex="10pt" style:font-weight-complex="normal"/>
    </style:style>
    <style:style style:name="P10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officeooo:paragraph-rsid="00adcd3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14aa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32d805" style:font-weight-asian="bold" style:font-weight-complex="bold"/>
    </style:style>
    <style:style style:name="T5" style:family="text">
      <style:text-properties fo:language="ru" fo:country="RU" fo:font-weight="bold" officeooo:rsid="0081978f" style:font-weight-asian="bold" style:font-weight-complex="bold"/>
    </style:style>
    <style:style style:name="T6" style:family="text">
      <style:text-properties fo:language="ru" fo:country="RU" officeooo:rsid="0032504d"/>
    </style:style>
    <style:style style:name="T7" style:family="text">
      <style:text-properties fo:language="ru" fo:country="RU" officeooo:rsid="00358a9b"/>
    </style:style>
    <style:style style:name="T8" style:family="text">
      <style:text-properties fo:language="ru" fo:country="RU" officeooo:rsid="00368c19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6ae7e9"/>
    </style:style>
    <style:style style:name="T11" style:family="text">
      <style:text-properties fo:language="ru" fo:country="RU" officeooo:rsid="0036da4d"/>
    </style:style>
    <style:style style:name="T12" style:family="text">
      <style:text-properties fo:language="ru" fo:country="RU" officeooo:rsid="00415d3d"/>
    </style:style>
    <style:style style:name="T13" style:family="text">
      <style:text-properties fo:language="ru" fo:country="RU" officeooo:rsid="0041f38b"/>
    </style:style>
    <style:style style:name="T14" style:family="text">
      <style:text-properties fo:language="ru" fo:country="RU" officeooo:rsid="001d1a23"/>
    </style:style>
    <style:style style:name="T15" style:family="text">
      <style:text-properties fo:language="ru" fo:country="RU" officeooo:rsid="007c11f9"/>
    </style:style>
    <style:style style:name="T16" style:family="text">
      <style:text-properties fo:language="ru" fo:country="RU" officeooo:rsid="007e0287"/>
    </style:style>
    <style:style style:name="T17" style:family="text">
      <style:text-properties fo:language="ru" fo:country="RU" officeooo:rsid="007e8563"/>
    </style:style>
    <style:style style:name="T18" style:family="text">
      <style:text-properties fo:language="ru" fo:country="RU" officeooo:rsid="0081978f"/>
    </style:style>
    <style:style style:name="T19" style:family="text">
      <style:text-properties fo:language="ru" fo:country="RU" officeooo:rsid="00822765"/>
    </style:style>
    <style:style style:name="T20" style:family="text">
      <style:text-properties fo:language="ru" fo:country="RU" officeooo:rsid="0099e200"/>
    </style:style>
    <style:style style:name="T21" style:family="text">
      <style:text-properties fo:language="ru" fo:country="RU" officeooo:rsid="009a7a75"/>
    </style:style>
    <style:style style:name="T22" style:family="text">
      <style:text-properties fo:language="ru" fo:country="RU" officeooo:rsid="00a880b4"/>
    </style:style>
    <style:style style:name="T23" style:family="text">
      <style:text-properties fo:language="ru" fo:country="RU" officeooo:rsid="00b4848c"/>
    </style:style>
    <style:style style:name="T24" style:family="text">
      <style:text-properties officeooo:rsid="0017e136"/>
    </style:style>
    <style:style style:name="T25" style:family="text">
      <style:text-properties fo:font-variant="normal" fo:text-transform="none" fo:color="#24292f" fo:letter-spacing="normal" fo:font-style="normal" fo:font-weight="normal"/>
    </style:style>
    <style:style style:name="T26" style:family="text">
      <style:text-properties fo:font-variant="normal" fo:text-transform="none" fo:color="#24292f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24292f" fo:letter-spacing="normal" fo:font-style="normal" fo:font-weight="normal" officeooo:rsid="00204c61" style:font-weight-asian="normal" style:font-weight-complex="normal"/>
    </style:style>
    <style:style style:name="T28" style:family="text">
      <style:text-properties fo:font-variant="normal" fo:text-transform="none" fo:color="#24292f" fo:letter-spacing="normal" fo:font-style="normal" fo:font-weight="normal" officeooo:rsid="001b4568" style:font-weight-asian="normal" style:font-weight-complex="normal"/>
    </style:style>
    <style:style style:name="T29" style:family="text">
      <style:text-properties fo:font-variant="normal" fo:text-transform="none" fo:color="#24292f" fo:letter-spacing="normal" fo:font-style="normal" fo:font-weight="normal" officeooo:rsid="006ae7e9" style:font-weight-asian="normal" style:font-weight-complex="normal"/>
    </style:style>
    <style:style style:name="T30" style:family="text">
      <style:text-properties fo:font-variant="normal" fo:text-transform="none" fo:color="#24292f" fo:letter-spacing="normal" fo:font-style="normal" fo:font-weight="normal" officeooo:rsid="00a880b4" style:font-weight-asian="normal" style:font-weight-complex="normal"/>
    </style:style>
    <style:style style:name="T31" style:family="text">
      <style:text-properties fo:font-variant="normal" fo:text-transform="none" fo:color="#24292f" fo:letter-spacing="normal" fo:font-style="normal" fo:font-weight="normal" style:font-weight-asian="bold" style:font-weight-complex="bold"/>
    </style:style>
    <style:style style:name="T32" style:family="text">
      <style:text-properties fo:font-variant="normal" fo:text-transform="none" fo:color="#24292f" fo:letter-spacing="normal" fo:font-style="normal" fo:font-weight="normal" officeooo:rsid="009911cc"/>
    </style:style>
    <style:style style:name="T33" style:family="text">
      <style:text-properties fo:font-variant="normal" fo:text-transform="none" fo:color="#24292f" fo:letter-spacing="normal" fo:font-style="normal" fo:font-weight="normal" officeooo:rsid="00a880b4"/>
    </style:style>
    <style:style style:name="T34" style:family="text">
      <style:text-properties fo:font-variant="normal" fo:text-transform="none" fo:color="#24292f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24292f" fo:letter-spacing="normal" fo:font-style="normal" fo:font-weight="bold" officeooo:rsid="001b4568" style:font-weight-asian="bold" style:font-weight-complex="bold"/>
    </style:style>
    <style:style style:name="T36" style:family="text">
      <style:text-properties fo:font-variant="normal" fo:text-transform="none" fo:color="#24292f" fo:letter-spacing="normal" fo:font-style="normal" fo:font-weight="bold" officeooo:rsid="00204c61" style:font-weight-asian="bold" style:font-weight-complex="bold"/>
    </style:style>
    <style:style style:name="T37" style:family="text">
      <style:text-properties fo:font-variant="normal" fo:text-transform="none" fo:color="#24292f" fo:letter-spacing="normal" fo:font-style="normal" fo:font-weight="bold" officeooo:rsid="00a880b4" style:font-weight-asian="bold" style:font-weight-complex="bold"/>
    </style:style>
    <style:style style:name="T38" style:family="text">
      <style:text-properties fo:font-variant="normal" fo:text-transform="none" fo:color="#24292f" fo:letter-spacing="normal" fo:language="ru" fo:country="RU" fo:font-style="normal" fo:font-weight="normal"/>
    </style:style>
    <style:style style:name="T39" style:family="text">
      <style:text-properties fo:font-variant="normal" fo:text-transform="none" fo:color="#24292f" fo:letter-spacing="normal" fo:language="ru" fo:country="RU" fo:font-style="normal" fo:font-weight="normal" officeooo:rsid="00204c61"/>
    </style:style>
    <style:style style:name="T40" style:family="text">
      <style:text-properties fo:font-variant="normal" fo:text-transform="none" fo:color="#24292f" fo:letter-spacing="normal" fo:language="ru" fo:country="RU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24292f" fo:letter-spacing="normal" fo:language="ru" fo:country="RU" fo:font-style="normal" fo:font-weight="normal" officeooo:rsid="0062cb68" style:font-weight-asian="normal" style:font-weight-complex="normal"/>
    </style:style>
    <style:style style:name="T42" style:family="text">
      <style:text-properties fo:font-variant="normal" fo:text-transform="none" fo:color="#24292f" fo:letter-spacing="normal" fo:language="ru" fo:country="RU" fo:font-style="normal" fo:font-weight="normal" officeooo:rsid="006ae7e9" style:font-weight-asian="normal" style:font-weight-complex="normal"/>
    </style:style>
    <style:style style:name="T43" style:family="text">
      <style:text-properties fo:font-variant="normal" fo:text-transform="none" fo:color="#24292f" fo:letter-spacing="normal" fo:language="ru" fo:country="RU" fo:font-style="normal" fo:font-weight="normal" officeooo:rsid="00283821" style:font-weight-asian="normal" style:font-weight-complex="normal"/>
    </style:style>
    <style:style style:name="T44" style:family="text">
      <style:text-properties fo:font-variant="normal" fo:text-transform="none" fo:color="#24292f" fo:letter-spacing="normal" fo:language="ru" fo:country="RU" fo:font-style="normal" fo:font-weight="normal" officeooo:rsid="00a880b4" style:font-weight-asian="normal" style:font-weight-complex="normal"/>
    </style:style>
    <style:style style:name="T45" style:family="text">
      <style:text-properties fo:font-variant="normal" fo:text-transform="none" fo:color="#24292f" fo:letter-spacing="normal" fo:language="ru" fo:country="RU" fo:font-style="normal" fo:font-weight="normal" officeooo:rsid="001d1a23" style:font-weight-asian="bold" style:font-weight-complex="bold"/>
    </style:style>
    <style:style style:name="T46" style:family="text">
      <style:text-properties fo:font-variant="normal" fo:text-transform="none" fo:color="#24292f" fo:letter-spacing="normal" fo:language="ru" fo:country="RU" fo:font-style="normal" fo:font-weight="normal" officeooo:rsid="0060bca8" style:font-weight-asian="bold" style:font-weight-complex="bold"/>
    </style:style>
    <style:style style:name="T47" style:family="text">
      <style:text-properties fo:font-variant="normal" fo:text-transform="none" fo:color="#24292f" fo:letter-spacing="normal" fo:language="ru" fo:country="RU" fo:font-style="normal" fo:font-weight="normal" officeooo:rsid="006ae7e9" style:font-weight-asian="bold" style:font-weight-complex="bold"/>
    </style:style>
    <style:style style:name="T48" style:family="text">
      <style:text-properties fo:font-variant="normal" fo:text-transform="none" fo:color="#24292f" fo:letter-spacing="normal" fo:language="ru" fo:country="RU" fo:font-style="normal" fo:font-weight="bold" officeooo:rsid="001d1a23" style:font-weight-asian="bold" style:font-weight-complex="bold"/>
    </style:style>
    <style:style style:name="T49" style:family="text">
      <style:text-properties fo:font-variant="normal" fo:text-transform="none" fo:color="#24292f" fo:letter-spacing="normal" fo:language="ru" fo:country="RU" fo:font-style="normal" fo:font-weight="bold" officeooo:rsid="00a880b4" style:font-weight-asian="bold" style:font-weight-complex="bold"/>
    </style:style>
    <style:style style:name="T50" style:family="text">
      <style:text-properties fo:font-variant="normal" fo:text-transform="none" fo:color="#24292f" fo:letter-spacing="normal" fo:language="en" fo:country="US" fo:font-style="normal" fo:font-weight="bold" officeooo:rsid="00204c61" style:font-weight-asian="bold" style:font-weight-complex="bold"/>
    </style:style>
    <style:style style:name="T51" style:family="text">
      <style:text-properties fo:font-variant="normal" fo:text-transform="none" fo:color="#24292f" style:font-name="Courier New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24292f" style:font-name="Courier New" fo:letter-spacing="normal" fo:font-style="normal" fo:font-weight="normal" officeooo:rsid="002748b4" loext:padding="0cm" loext:border="none"/>
    </style:style>
    <style:style style:name="T53" style:family="text">
      <style:text-properties fo:font-variant="normal" fo:text-transform="none" fo:color="#24292f" style:font-name="Courier New" fo:letter-spacing="normal" fo:font-style="normal" fo:font-weight="normal" officeooo:rsid="00386329" loext:padding="0cm" loext:border="none"/>
    </style:style>
    <style:style style:name="T54" style:family="text">
      <style:text-properties fo:font-variant="normal" fo:text-transform="none" fo:color="#24292f" style:font-name="Courier New" fo:letter-spacing="normal" fo:font-style="normal" fo:font-weight="normal" officeooo:rsid="0034d46e" loext:padding="0cm" loext:border="none"/>
    </style:style>
    <style:style style:name="T55" style:family="text">
      <style:text-properties fo:font-variant="normal" fo:text-transform="none" fo:color="#24292f" style:font-name="Courier New" fo:letter-spacing="normal" fo:font-style="normal" fo:font-weight="normal" officeooo:rsid="0032d805" loext:padding="0cm" loext:border="none"/>
    </style:style>
    <style:style style:name="T56" style:family="text">
      <style:text-properties fo:font-variant="normal" fo:text-transform="none" fo:color="#24292f" style:font-name="Courier New" fo:letter-spacing="normal" fo:font-style="normal" fo:font-weight="normal" officeooo:rsid="0023cc6c" loext:padding="0cm" loext:border="none"/>
    </style:style>
    <style:style style:name="T57" style:family="text">
      <style:text-properties fo:font-variant="normal" fo:text-transform="none" fo:color="#24292f" style:font-name="Courier New" fo:letter-spacing="normal" fo:font-style="normal" fo:font-weight="normal" officeooo:rsid="0091feb2" loext:padding="0cm" loext:border="none"/>
    </style:style>
    <style:style style:name="T58" style:family="text">
      <style:text-properties fo:font-variant="normal" fo:text-transform="none" fo:color="#24292f" style:font-name="Courier New" fo:letter-spacing="normal" fo:font-style="normal" fo:font-weight="normal" officeooo:rsid="001b4568" style:font-weight-asian="bold" style:font-weight-complex="bold" loext:padding="0cm" loext:border="none"/>
    </style:style>
    <style:style style:name="T59" style:family="text">
      <style:text-properties fo:font-variant="normal" fo:text-transform="none" fo:color="#24292f" style:font-name="Courier New" fo:letter-spacing="normal" fo:font-style="normal" fo:font-weight="bold" style:font-weight-asian="bold" style:font-weight-complex="bold" loext:padding="0cm" loext:border="none"/>
    </style:style>
    <style:style style:name="T60" style:family="text">
      <style:text-properties fo:font-variant="normal" fo:text-transform="none" fo:color="#24292f" style:font-name="Courier New" fo:letter-spacing="normal" fo:font-style="normal" fo:font-weight="bold" officeooo:rsid="00214aaa" style:font-weight-asian="bold" style:font-weight-complex="bold" loext:padding="0cm" loext:border="none"/>
    </style:style>
    <style:style style:name="T61" style:family="text">
      <style:text-properties fo:font-variant="normal" fo:text-transform="none" fo:color="#24292f" style:font-name="Courier New" fo:letter-spacing="normal" fo:font-style="normal" fo:font-weight="bold" officeooo:rsid="001b4568" style:font-weight-asian="bold" style:font-weight-complex="bold" loext:padding="0cm" loext:border="none"/>
    </style:style>
    <style:style style:name="T62" style:family="text">
      <style:text-properties fo:font-variant="normal" fo:text-transform="none" fo:color="#24292f" style:font-name="Courier New" fo:letter-spacing="normal" fo:language="ru" fo:country="RU" fo:font-style="normal" fo:font-weight="normal" officeooo:rsid="0023cc6c" loext:padding="0cm" loext:border="none"/>
    </style:style>
    <style:style style:name="T63" style:family="text">
      <style:text-properties fo:font-variant="normal" fo:text-transform="none" fo:color="#24292f" style:font-name="Courier New" fo:letter-spacing="normal" fo:language="ru" fo:country="RU" fo:font-style="normal" fo:font-weight="normal" officeooo:rsid="0060bca8" loext:padding="0cm" loext:border="none"/>
    </style:style>
    <style:style style:name="T64" style:family="text">
      <style:text-properties fo:font-variant="normal" fo:text-transform="none" fo:color="#24292f" style:font-name="Courier New" fo:letter-spacing="normal" fo:language="ru" fo:country="RU" fo:font-style="normal" fo:font-weight="normal" officeooo:rsid="006ae7e9" loext:padding="0cm" loext:border="none"/>
    </style:style>
    <style:style style:name="T65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1d1a23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504568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5c9252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b83bb3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1b4568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04568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c9252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e5bfa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adcd34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style:font-size-asian="12pt" style:font-size-complex="12pt"/>
    </style:style>
    <style:style style:name="T75" style:family="text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24292f" style:font-name="Courier New" fo:font-size="12pt" fo:letter-spacing="normal" fo:language="en" fo:country="US" fo:font-style="normal" fo:font-weight="bold" officeooo:rsid="00b80e95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24292f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24292f" style:font-name="Courier New" fo:font-size="12pt" fo:letter-spacing="normal" fo:font-style="normal" fo:font-weight="bold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ff" fo:letter-spacing="normal" fo:font-style="normal" fo:font-weight="bold" style:font-weight-asian="bold" style:font-weight-complex="bold"/>
    </style:style>
    <style:style style:name="T80" style:family="text">
      <style:text-properties fo:font-variant="normal" fo:text-transform="none" fo:color="#0000ff" fo:letter-spacing="normal" fo:font-style="normal" fo:font-weight="bold" officeooo:rsid="00204c61" style:font-weight-asian="bold" style:font-weight-complex="bold"/>
    </style:style>
    <style:style style:name="T81" style:family="text">
      <style:text-properties fo:font-variant="normal" fo:text-transform="none" fo:color="#0000ff" fo:letter-spacing="normal" fo:font-style="normal" fo:font-weight="bold" officeooo:rsid="00386664" style:font-weight-asian="bold" style:font-weight-complex="bold"/>
    </style:style>
    <style:style style:name="T82" style:family="text">
      <style:text-properties fo:font-variant="normal" fo:text-transform="none" fo:color="#0000ff" fo:letter-spacing="normal" fo:font-style="normal" fo:font-weight="bold" officeooo:rsid="0048207f" style:font-weight-asian="bold" style:font-weight-complex="bold"/>
    </style:style>
    <style:style style:name="T83" style:family="text">
      <style:text-properties fo:font-variant="normal" fo:text-transform="none" fo:color="#0000ff" fo:letter-spacing="normal" fo:font-style="normal" fo:font-weight="bold" officeooo:rsid="0060bca8" style:font-weight-asian="bold" style:font-weight-complex="bold"/>
    </style:style>
    <style:style style:name="T84" style:family="text">
      <style:text-properties fo:font-variant="normal" fo:text-transform="none" fo:color="#0000ff" fo:letter-spacing="normal" fo:font-style="normal" fo:font-weight="bold" officeooo:rsid="0062cb68" style:font-weight-asian="bold" style:font-weight-complex="bold"/>
    </style:style>
    <style:style style:name="T85" style:family="text">
      <style:text-properties fo:font-variant="normal" fo:text-transform="none" fo:color="#0000ff" fo:letter-spacing="normal" fo:font-style="normal" fo:font-weight="bold" officeooo:rsid="006ae7e9" style:font-weight-asian="bold" style:font-weight-complex="bold"/>
    </style:style>
    <style:style style:name="T86" style:family="text">
      <style:text-properties fo:font-variant="normal" fo:text-transform="none" fo:color="#0000ff" fo:letter-spacing="normal" fo:font-style="normal" fo:font-weight="bold" officeooo:rsid="0085d1c8" style:font-weight-asian="bold" style:font-weight-complex="bold"/>
    </style:style>
    <style:style style:name="T87" style:family="text">
      <style:text-properties fo:font-variant="normal" fo:text-transform="none" fo:color="#0000ff" fo:letter-spacing="normal" fo:language="ru" fo:country="RU" fo:font-style="normal" fo:font-weight="bold" officeooo:rsid="001d1a23" style:font-weight-asian="bold" style:font-weight-complex="bold"/>
    </style:style>
    <style:style style:name="T88" style:family="text">
      <style:text-properties fo:font-variant="normal" fo:text-transform="none" fo:color="#0000ff" fo:letter-spacing="normal" fo:language="en" fo:country="US" fo:font-style="normal" fo:font-weight="bold" officeooo:rsid="0085d1c8" style:font-weight-asian="bold" style:font-weight-complex="bold"/>
    </style:style>
    <style:style style:name="T89" style:family="text">
      <style:text-properties fo:font-variant="normal" fo:text-transform="none" fo:color="#0000ff" style:font-name="Courier New" fo:letter-spacing="normal" fo:font-style="normal" fo:font-weight="bold" style:font-weight-asian="bold" style:font-weight-complex="bold" loext:padding="0cm" loext:border="none"/>
    </style:style>
    <style:style style:name="T90" style:family="text">
      <style:text-properties fo:font-variant="normal" fo:text-transform="none" fo:color="#0000ff" style:font-name="Courier New" fo:letter-spacing="normal" fo:font-style="normal" fo:font-weight="bold" officeooo:rsid="001b4568" style:font-weight-asian="bold" style:font-weight-complex="bold" loext:padding="0cm" loext:border="none"/>
    </style:style>
    <style:style style:name="T91" style:family="text">
      <style:text-properties fo:font-variant="normal" fo:text-transform="none" fo:color="#a52a2a" fo:letter-spacing="normal" fo:font-style="normal" fo:font-weight="bold" style:font-weight-asian="bold" style:font-weight-complex="bold"/>
    </style:style>
    <style:style style:name="T92" style:family="text">
      <style:text-properties fo:font-variant="normal" fo:text-transform="none" fo:color="#a52a2a" fo:letter-spacing="normal" fo:font-style="normal" fo:font-weight="bold" officeooo:rsid="009c0f70" style:font-weight-asian="bold" style:font-weight-complex="bold"/>
    </style:style>
    <style:style style:name="T93" style:family="text">
      <style:text-properties fo:font-variant="normal" fo:text-transform="none" fo:color="#a52a2a" fo:letter-spacing="normal" fo:font-style="normal" fo:font-weight="bold" officeooo:rsid="00a3eae9" style:font-weight-asian="bold" style:font-weight-complex="bold"/>
    </style:style>
    <style:style style:name="T94" style:family="text">
      <style:text-properties fo:font-variant="normal" fo:text-transform="none" fo:color="#a52a2a" fo:letter-spacing="normal" fo:language="ru" fo:country="RU" fo:font-style="normal" fo:font-weight="bold" officeooo:rsid="00a3eae9" style:font-weight-asian="bold" style:font-weight-complex="bold"/>
    </style:style>
    <style:style style:name="T95" style:family="text">
      <style:text-properties fo:font-variant="normal" fo:text-transform="none" fo:color="#a52a2a" style:font-name="Courier New" fo:letter-spacing="normal" fo:font-style="normal" fo:font-weight="bold" officeooo:rsid="00214aaa" style:font-weight-asian="bold" style:font-weight-complex="bold" loext:padding="0cm" loext:border="none"/>
    </style:style>
    <style:style style:name="T96" style:family="text">
      <style:text-properties fo:font-variant="normal" fo:text-transform="none" fo:color="#a52a2a" style:font-name="Courier New" fo:letter-spacing="normal" fo:font-style="normal" fo:font-weight="bold" officeooo:rsid="00386664" style:font-weight-asian="bold" style:font-weight-complex="bold" loext:padding="0cm" loext:border="none"/>
    </style:style>
    <style:style style:name="T97" style:family="text">
      <style:text-properties fo:font-variant="normal" fo:text-transform="none" fo:color="#a52a2a" style:font-name="Courier New" fo:letter-spacing="normal" fo:font-style="normal" fo:font-weight="bold" officeooo:rsid="001b4568" style:font-weight-asian="bold" style:font-weight-complex="bold" loext:padding="0cm" loext:border="none"/>
    </style:style>
    <style:style style:name="T98" style:family="text">
      <style:text-properties fo:font-variant="normal" fo:text-transform="none" fo:color="#a52a2a" style:font-name="Courier New" fo:letter-spacing="normal" fo:font-style="normal" fo:font-weight="bold" officeooo:rsid="009c0f70" style:font-weight-asian="bold" style:font-weight-complex="bold" loext:padding="0cm" loext:border="none"/>
    </style:style>
    <style:style style:name="T99" style:family="text">
      <style:text-properties fo:font-variant="normal" fo:text-transform="none" fo:color="#a52a2a" style:font-name="Courier New" fo:letter-spacing="normal" fo:language="ru" fo:country="RU" fo:font-style="normal" fo:font-weight="bold" officeooo:rsid="0023cc6c" style:font-weight-asian="bold" style:font-weight-complex="bold" loext:padding="0cm" loext:border="none"/>
    </style:style>
    <style:style style:name="T100" style:family="text">
      <style:text-properties fo:font-variant="normal" fo:text-transform="none" fo:color="#2e8b57" fo:letter-spacing="normal" fo:font-style="normal" fo:font-weight="bold" style:font-weight-asian="bold" style:font-weight-complex="bold"/>
    </style:style>
    <style:style style:name="T101" style:family="text">
      <style:text-properties fo:font-variant="normal" fo:text-transform="none" fo:color="#2e8b57" fo:letter-spacing="normal" fo:font-style="normal" fo:font-weight="bold" officeooo:rsid="0056db83" style:font-weight-asian="bold" style:font-weight-complex="bold"/>
    </style:style>
    <style:style style:name="T102" style:family="text">
      <style:text-properties fo:font-variant="normal" fo:text-transform="none" fo:color="#2e8b57" fo:letter-spacing="normal" fo:font-style="normal" fo:font-weight="bold" officeooo:rsid="0085d1c8" style:font-weight-asian="bold" style:font-weight-complex="bold"/>
    </style:style>
    <style:style style:name="T103" style:family="text">
      <style:text-properties fo:font-variant="normal" fo:text-transform="none" fo:color="#2e8b57" fo:letter-spacing="normal" fo:font-style="normal" fo:font-weight="bold" officeooo:rsid="002748b4" fo:background-color="#ffffff" loext:char-shading-value="0" style:font-weight-asian="bold" style:font-weight-complex="bold"/>
    </style:style>
    <style:style style:name="T104" style:family="text">
      <style:text-properties fo:font-variant="normal" fo:text-transform="none" fo:color="#2e8b57" fo:letter-spacing="normal" fo:language="ru" fo:country="RU" fo:font-style="normal" fo:font-weight="bold" officeooo:rsid="00208969" style:font-weight-asian="bold" style:font-weight-complex="bold"/>
    </style:style>
    <style:style style:name="T105" style:family="text">
      <style:text-properties fo:font-variant="normal" fo:text-transform="none" fo:color="#2e8b57" fo:letter-spacing="normal" fo:language="ru" fo:country="RU" fo:font-style="normal" fo:font-weight="bold" officeooo:rsid="005f11d5" style:font-weight-asian="bold" style:font-weight-complex="bold"/>
    </style:style>
    <style:style style:name="T106" style:family="text">
      <style:text-properties fo:font-variant="normal" fo:text-transform="none" fo:color="#2e8b57" fo:letter-spacing="normal" fo:language="ru" fo:country="RU" fo:font-style="normal" fo:font-weight="bold" officeooo:rsid="001d1a23" style:font-weight-asian="bold" style:font-weight-complex="bold"/>
    </style:style>
    <style:style style:name="T107" style:family="text">
      <style:text-properties fo:font-variant="normal" fo:text-transform="none" fo:color="#2e8b57" fo:letter-spacing="normal" fo:language="ru" fo:country="RU" fo:font-style="normal" fo:font-weight="bold" officeooo:rsid="0061740f" style:font-weight-asian="bold" style:font-weight-complex="bold"/>
    </style:style>
    <style:style style:name="T108" style:family="text">
      <style:text-properties fo:font-variant="normal" fo:text-transform="none" fo:color="#2e8b57" fo:letter-spacing="normal" fo:language="ru" fo:country="RU" fo:font-style="normal" fo:font-weight="bold" officeooo:rsid="0062cb68" style:font-weight-asian="bold" style:font-weight-complex="bold"/>
    </style:style>
    <style:style style:name="T109" style:family="text">
      <style:text-properties fo:font-variant="normal" fo:text-transform="none" fo:color="#2e8b57" fo:letter-spacing="normal" fo:language="ru" fo:country="RU" fo:font-style="normal" fo:font-weight="bold" officeooo:rsid="006ae7e9" style:font-weight-asian="bold" style:font-weight-complex="bold"/>
    </style:style>
    <style:style style:name="T110" style:family="text">
      <style:text-properties fo:font-variant="normal" fo:text-transform="none" fo:color="#2e8b57" fo:letter-spacing="normal" fo:language="en" fo:country="US" fo:font-style="normal" fo:font-weight="bold" officeooo:rsid="001b4568" style:font-weight-asian="bold" style:font-weight-complex="bold"/>
    </style:style>
    <style:style style:name="T111" style:family="text">
      <style:text-properties fo:font-variant="normal" fo:text-transform="none" fo:color="#2e8b57" fo:letter-spacing="normal" fo:language="en" fo:country="US" fo:font-style="normal" fo:font-weight="bold" officeooo:rsid="00386664" style:font-weight-asian="bold" style:font-weight-complex="bold"/>
    </style:style>
    <style:style style:name="T112" style:family="text">
      <style:text-properties fo:font-variant="normal" fo:text-transform="none" fo:color="#2e8b57" fo:letter-spacing="normal" fo:language="en" fo:country="US" fo:font-style="normal" fo:font-weight="normal" officeooo:rsid="00386664" style:font-weight-asian="normal" style:font-weight-complex="normal"/>
    </style:style>
    <style:style style:name="T113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114" style:family="text">
      <style:text-properties fo:font-variant="normal" fo:text-transform="none" fo:color="#ff0000" fo:letter-spacing="normal" fo:font-style="normal" fo:font-weight="bold" officeooo:rsid="0056db83" style:font-weight-asian="bold" style:font-weight-complex="bold"/>
    </style:style>
    <style:style style:name="T115" style:family="text">
      <style:text-properties fo:font-variant="normal" fo:text-transform="none" fo:color="#ff0000" fo:letter-spacing="normal" fo:font-style="normal" fo:font-weight="bold" officeooo:rsid="006ae7e9" style:font-weight-asian="bold" style:font-weight-complex="bold"/>
    </style:style>
    <style:style style:name="T116" style:family="text">
      <style:text-properties fo:font-variant="normal" fo:text-transform="none" fo:color="#ff0000" fo:letter-spacing="normal" fo:language="ru" fo:country="RU" fo:font-style="normal" fo:font-weight="bold" officeooo:rsid="0060bca8" style:font-weight-asian="bold" style:font-weight-complex="bold"/>
    </style:style>
    <style:style style:name="T117" style:family="text">
      <style:text-properties fo:font-variant="normal" fo:text-transform="none" fo:color="#ff0000" fo:letter-spacing="normal" fo:language="ru" fo:country="RU" fo:font-style="normal" fo:font-weight="bold" officeooo:rsid="0062cb68" style:font-weight-asian="bold" style:font-weight-complex="bold"/>
    </style:style>
    <style:style style:name="T118" style:family="text">
      <style:text-properties fo:font-variant="normal" fo:text-transform="none" fo:color="#ff0000" fo:letter-spacing="normal" fo:language="ru" fo:country="RU" fo:font-style="normal" fo:font-weight="bold" officeooo:rsid="006ae7e9" style:font-weight-asian="bold" style:font-weight-complex="bold"/>
    </style:style>
    <style:style style:name="T119" style:family="text">
      <style:text-properties fo:font-variant="normal" fo:text-transform="none" fo:color="#ff0000" fo:letter-spacing="normal" fo:language="en" fo:country="US" fo:font-style="normal" fo:font-weight="bold" officeooo:rsid="0093c756" style:font-weight-asian="bold" style:font-weight-complex="bold"/>
    </style:style>
    <style:style style:name="T120" style:family="text">
      <style:text-properties fo:font-variant="normal" fo:text-transform="none" fo:color="#ff0000" fo:letter-spacing="normal" fo:language="en" fo:country="US" fo:font-style="normal" fo:font-weight="bold" officeooo:rsid="00a880b4" style:font-weight-asian="bold" style:font-weight-complex="bold"/>
    </style:style>
    <style:style style:name="T121" style:family="text">
      <style:text-properties fo:font-variant="normal" fo:text-transform="none" fo:color="#ff0000" style:font-name="Courier New" fo:font-size="12pt" fo:letter-spacing="normal" fo:language="en" fo:country="US" fo:font-style="normal" fo:font-weight="bold" officeooo:rsid="0048207f" style:font-size-asian="12pt" style:font-weight-asian="bold" style:font-size-complex="12pt" style:font-weight-complex="bold"/>
    </style:style>
    <style:style style:name="T122" style:family="text">
      <style:text-properties fo:font-variant="normal" fo:text-transform="none" fo:color="#4d4d4c" fo:letter-spacing="normal" fo:font-style="normal" fo:font-weight="normal" officeooo:rsid="00204c61" style:font-weight-asian="bold" style:font-weight-complex="bold"/>
    </style:style>
    <style:style style:name="T123" style:family="text">
      <style:text-properties fo:font-variant="normal" fo:text-transform="none" fo:color="#4d4d4c" fo:letter-spacing="normal" fo:font-style="normal" fo:font-weight="bold" style:font-weight-asian="bold" style:font-weight-complex="bold"/>
    </style:style>
    <style:style style:name="T124" style:family="text">
      <style:text-properties fo:font-variant="normal" fo:text-transform="none" fo:color="#4d4d4c" fo:letter-spacing="normal" fo:font-style="normal" fo:font-weight="bold" officeooo:rsid="00204c61" style:font-weight-asian="bold" style:font-weight-complex="bold"/>
    </style:style>
    <style:style style:name="T125" style:family="text">
      <style:text-properties fo:font-variant="normal" fo:text-transform="none" fo:color="#4d4d4c" fo:letter-spacing="normal" fo:language="en" fo:country="US" fo:font-style="normal" fo:font-weight="normal" officeooo:rsid="00208969" style:font-weight-asian="bold" style:font-weight-complex="bold"/>
    </style:style>
    <style:style style:name="T126" style:family="text">
      <style:text-properties fo:font-variant="normal" fo:text-transform="none" fo:color="#4d4d4c" fo:letter-spacing="normal" fo:language="en" fo:country="US" fo:font-style="normal" fo:font-weight="normal" officeooo:rsid="004e7f31" style:font-weight-asian="bold" style:font-weight-complex="bold"/>
    </style:style>
    <style:style style:name="T127" style:family="text">
      <style:text-properties fo:font-variant="normal" fo:text-transform="none" fo:color="#4d4d4c" fo:letter-spacing="normal" fo:language="en" fo:country="US" fo:font-style="normal" fo:font-weight="normal" officeooo:rsid="0085d1c8" style:font-weight-asian="bold" style:font-weight-complex="bold"/>
    </style:style>
    <style:style style:name="T128" style:family="text">
      <style:text-properties fo:font-variant="normal" fo:text-transform="none" fo:color="#4d4d4c" fo:letter-spacing="normal" fo:language="en" fo:country="US" fo:font-style="normal" fo:font-weight="normal" officeooo:rsid="00204c61" style:font-weight-asian="bold" style:font-weight-complex="bold"/>
    </style:style>
    <style:style style:name="T129" style:family="text">
      <style:text-properties fo:font-variant="normal" fo:text-transform="none" fo:color="#4d4d4c" fo:letter-spacing="normal" fo:language="en" fo:country="US" fo:font-style="normal" fo:font-weight="bold" officeooo:rsid="00204c61" style:font-weight-asian="bold" style:font-weight-complex="bold"/>
    </style:style>
    <style:style style:name="T130" style:family="text">
      <style:text-properties fo:font-variant="normal" fo:text-transform="none" fo:color="#000000" fo:letter-spacing="normal" fo:font-style="normal" fo:font-weight="normal" officeooo:rsid="009d4ff7" style:font-weight-asian="normal" style:font-weight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0a3eae9" style:font-weight-asian="normal" style:font-weight-complex="normal"/>
    </style:style>
    <style:style style:name="T132" style:family="text">
      <style:text-properties fo:font-variant="normal" fo:text-transform="none" fo:color="#000000" fo:letter-spacing="normal" fo:language="en" fo:country="US" fo:font-style="normal" fo:font-weight="normal" officeooo:rsid="00208969" style:font-weight-asian="normal" style:font-weight-complex="normal"/>
    </style:style>
    <style:style style:name="T133" style:family="text">
      <style:text-properties fo:font-variant="normal" fo:text-transform="none" fo:color="#000000" fo:letter-spacing="normal" fo:language="en" fo:country="US" fo:font-style="normal" fo:font-weight="normal" officeooo:rsid="004e7f31" style:font-weight-asian="normal" style:font-weight-complex="normal"/>
    </style:style>
    <style:style style:name="T134" style:family="text">
      <style:text-properties fo:font-variant="normal" fo:text-transform="none" fo:color="#000000" fo:letter-spacing="normal" fo:language="en" fo:country="US" fo:font-style="normal" fo:font-weight="normal" officeooo:rsid="0085d1c8" style:font-weight-asian="normal" style:font-weight-complex="normal"/>
    </style:style>
    <style:style style:name="T135" style:family="text">
      <style:text-properties fo:font-variant="normal" fo:text-transform="none" fo:color="#000000" fo:letter-spacing="normal" fo:language="en" fo:country="US" fo:font-style="normal" fo:font-weight="normal" officeooo:rsid="00386664" style:font-weight-asian="normal" style:font-weight-complex="normal"/>
    </style:style>
    <style:style style:name="T136" style:family="text">
      <style:text-properties fo:font-variant="normal" fo:text-transform="none" fo:color="#000000" fo:letter-spacing="normal" fo:language="ru" fo:country="RU" fo:font-style="normal" fo:font-weight="bold" officeooo:rsid="00208969" style:font-weight-asian="bold" style:font-weight-complex="bold"/>
    </style:style>
    <style:style style:name="T137" style:family="text">
      <style:text-properties fo:font-variant="normal" fo:text-transform="none" fo:color="#000000" fo:letter-spacing="normal" fo:language="ru" fo:country="RU" fo:font-style="normal" fo:font-weight="normal" officeooo:rsid="001d1a23" style:font-weight-asian="normal" style:font-weight-complex="normal"/>
    </style:style>
    <style:style style:name="T138" style:family="text">
      <style:text-properties fo:font-variant="normal" fo:text-transform="none" fo:color="#000000" fo:letter-spacing="normal" fo:language="ru" fo:country="RU" fo:font-style="normal" fo:font-weight="normal" officeooo:rsid="0062cb68" style:font-weight-asian="normal" style:font-weight-complex="normal"/>
    </style:style>
    <style:style style:name="T139" style:family="text">
      <style:text-properties fo:font-variant="normal" fo:text-transform="none" fo:color="#000000" fo:letter-spacing="normal" fo:language="ru" fo:country="RU" fo:font-style="normal" fo:font-weight="normal" officeooo:rsid="00a3eae9" style:font-weight-asian="normal" style:font-weight-complex="normal"/>
    </style:style>
    <style:style style:name="T140" style:family="text">
      <style:text-properties fo:font-variant="normal" fo:text-transform="none" fo:color="#000000" style:font-name="Courier New" fo:font-size="12pt" fo:letter-spacing="normal" fo:font-style="normal" fo:font-weight="normal" fo:background-color="#ffffff" loext:char-shading-value="0" style:font-size-asian="12pt" style:font-size-complex="12pt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01d1a23" style:font-weight-asian="bold" style:font-weight-complex="bold"/>
    </style:style>
    <style:style style:name="T143" style:family="text">
      <style:text-properties fo:font-weight="bold" officeooo:rsid="007e8563" style:font-weight-asian="bold" style:font-weight-complex="bold"/>
    </style:style>
    <style:style style:name="T144" style:family="text">
      <style:text-properties fo:font-weight="bold" officeooo:rsid="0091025b" style:font-weight-asian="bold" style:font-weight-complex="bold"/>
    </style:style>
    <style:style style:name="T145" style:family="text">
      <style:text-properties fo:font-weight="bold" officeooo:rsid="009b1851" style:font-weight-asian="bold" style:font-weight-complex="bold"/>
    </style:style>
    <style:style style:name="T146" style:family="text">
      <style:text-properties fo:font-weight="bold" officeooo:rsid="00504568" style:font-weight-asian="bold" style:font-weight-complex="bold"/>
    </style:style>
    <style:style style:name="T147" style:family="text">
      <style:text-properties fo:font-weight="bold" officeooo:rsid="00a3eae9" style:font-weight-asian="bold" style:font-weight-complex="bold"/>
    </style:style>
    <style:style style:name="T148" style:family="text">
      <style:text-properties fo:font-weight="bold" officeooo:rsid="006469dd" style:font-style-asian="normal" style:font-weight-asian="bold" style:font-style-complex="normal" style:font-weight-complex="bold"/>
    </style:style>
    <style:style style:name="T149" style:family="text">
      <style:text-properties fo:font-weight="bold" officeooo:rsid="00685059" style:font-style-asian="normal" style:font-weight-asian="bold" style:font-style-complex="normal" style:font-weight-complex="bold"/>
    </style:style>
    <style:style style:name="T150" style:family="text">
      <style:text-properties fo:font-weight="bold" officeooo:rsid="009b1851" style:font-style-asian="normal" style:font-weight-asian="bold" style:font-style-complex="normal" style:font-weight-complex="bold"/>
    </style:style>
    <style:style style:name="T151" style:family="text">
      <style:text-properties fo:font-weight="bold" officeooo:rsid="00b8fbb0" style:font-style-asian="normal" style:font-weight-asian="bold" style:font-style-complex="normal" style:font-weight-complex="bold"/>
    </style:style>
    <style:style style:name="T152" style:family="text">
      <style:text-properties fo:language="en" fo:country="US"/>
    </style:style>
    <style:style style:name="T153" style:family="text">
      <style:text-properties fo:language="en" fo:country="US" officeooo:rsid="002b00e0"/>
    </style:style>
    <style:style style:name="T154" style:family="text">
      <style:text-properties fo:language="en" fo:country="US" officeooo:rsid="002c93fb"/>
    </style:style>
    <style:style style:name="T155" style:family="text">
      <style:text-properties fo:language="en" fo:country="US" fo:font-weight="bold" style:font-weight-asian="bold" style:font-weight-complex="bold"/>
    </style:style>
    <style:style style:name="T156" style:family="text">
      <style:text-properties fo:language="en" fo:country="US" fo:font-weight="bold" officeooo:rsid="002c93fb" style:font-weight-asian="bold" style:font-weight-complex="bold"/>
    </style:style>
    <style:style style:name="T157" style:family="text">
      <style:text-properties fo:language="en" fo:country="US" fo:font-weight="bold" officeooo:rsid="00386329" style:font-weight-asian="bold" style:font-weight-complex="bold"/>
    </style:style>
    <style:style style:name="T158" style:family="text">
      <style:text-properties fo:language="en" fo:country="US" fo:font-weight="bold" officeooo:rsid="00b8fbb0" style:font-style-asian="normal" style:font-weight-asian="bold" style:font-style-complex="normal" style:font-weight-complex="bold"/>
    </style:style>
    <style:style style:name="T159" style:family="text">
      <style:text-properties fo:language="en" fo:country="US" fo:font-weight="bold" officeooo:rsid="006fb745" style:font-style-asian="normal" style:font-weight-asian="bold" style:font-style-complex="normal" style:font-weight-complex="bold"/>
    </style:style>
    <style:style style:name="T160" style:family="text">
      <style:text-properties fo:language="en" fo:country="US" officeooo:rsid="0037b754"/>
    </style:style>
    <style:style style:name="T161" style:family="text">
      <style:text-properties fo:language="en" fo:country="US" officeooo:rsid="00386329"/>
    </style:style>
    <style:style style:name="T162" style:family="text">
      <style:text-properties fo:language="en" fo:country="US" officeooo:rsid="003bf71e"/>
    </style:style>
    <style:style style:name="T163" style:family="text">
      <style:text-properties fo:language="en" fo:country="US" officeooo:rsid="003ecc80"/>
    </style:style>
    <style:style style:name="T164" style:family="text">
      <style:text-properties fo:language="en" fo:country="US" fo:font-weight="normal" officeooo:rsid="0066f3a3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weight="normal" officeooo:rsid="006eb7a2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weight="normal" officeooo:rsid="006fb745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weight="normal" officeooo:rsid="00b8fbb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weight="normal" style:font-weight-asian="bold" style:font-weight-complex="bold"/>
    </style:style>
    <style:style style:name="T169" style:family="text">
      <style:text-properties fo:language="en" fo:country="US" officeooo:rsid="007a696c"/>
    </style:style>
    <style:style style:name="T170" style:family="text">
      <style:text-properties fo:language="en" fo:country="US" officeooo:rsid="008e215b"/>
    </style:style>
    <style:style style:name="T171" style:family="text">
      <style:text-properties fo:language="en" fo:country="US" officeooo:rsid="00a3eae9"/>
    </style:style>
    <style:style style:name="T172" style:family="text">
      <style:text-properties fo:language="en" fo:country="US" officeooo:rsid="00b21f14"/>
    </style:style>
    <style:style style:name="T173" style:family="text">
      <style:text-properties fo:language="en" fo:country="US" officeooo:rsid="00b3f1a2"/>
    </style:style>
    <style:style style:name="T174" style:family="text">
      <style:text-properties officeooo:rsid="00217ec5"/>
    </style:style>
    <style:style style:name="T175" style:family="text">
      <style:text-properties officeooo:rsid="00256f36"/>
    </style:style>
    <style:style style:name="T176" style:family="text">
      <style:text-properties officeooo:rsid="002c93fb"/>
    </style:style>
    <style:style style:name="T177" style:family="text">
      <style:text-properties officeooo:rsid="0032504d"/>
    </style:style>
    <style:style style:name="T178" style:family="text">
      <style:text-properties officeooo:rsid="0034d46e"/>
    </style:style>
    <style:style style:name="T179" style:family="text">
      <style:text-properties officeooo:rsid="00358a9b"/>
    </style:style>
    <style:style style:name="T180" style:family="text">
      <style:text-properties officeooo:rsid="00368c19"/>
    </style:style>
    <style:style style:name="T181" style:family="text">
      <style:text-properties fo:font-weight="normal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weight="normal" officeooo:rsid="00305ea8" style:font-weight-asian="normal" style:font-weight-complex="normal"/>
    </style:style>
    <style:style style:name="T184" style:family="text">
      <style:text-properties fo:font-weight="normal" officeooo:rsid="001b4568" style:font-weight-asian="normal" style:font-weight-complex="normal"/>
    </style:style>
    <style:style style:name="T185" style:family="text">
      <style:text-properties fo:font-weight="normal" officeooo:rsid="006ae7e9" style:font-weight-asian="normal" style:font-weight-complex="normal"/>
    </style:style>
    <style:style style:name="T186" style:family="text">
      <style:text-properties fo:font-weight="normal" officeooo:rsid="006469dd" style:font-style-asian="normal" style:font-weight-asian="normal" style:font-style-complex="normal" style:font-weight-complex="normal"/>
    </style:style>
    <style:style style:name="T187" style:family="text">
      <style:text-properties fo:font-weight="normal" officeooo:rsid="0066f3a3" style:font-style-asian="normal" style:font-weight-asian="normal" style:font-style-complex="normal" style:font-weight-complex="normal"/>
    </style:style>
    <style:style style:name="T188" style:family="text">
      <style:text-properties fo:font-weight="normal" officeooo:rsid="006dc1c8" style:font-style-asian="normal" style:font-weight-asian="normal" style:font-style-complex="normal" style:font-weight-complex="normal"/>
    </style:style>
    <style:style style:name="T189" style:family="text">
      <style:text-properties fo:font-weight="normal" officeooo:rsid="006eb7a2" style:font-style-asian="normal" style:font-weight-asian="normal" style:font-style-complex="normal" style:font-weight-complex="normal"/>
    </style:style>
    <style:style style:name="T190" style:family="text">
      <style:text-properties fo:font-weight="normal" officeooo:rsid="006fb745" style:font-style-asian="normal" style:font-weight-asian="normal" style:font-style-complex="normal" style:font-weight-complex="normal"/>
    </style:style>
    <style:style style:name="T191" style:family="text">
      <style:text-properties fo:font-weight="normal" officeooo:rsid="0073104e" style:font-style-asian="normal" style:font-weight-asian="normal" style:font-style-complex="normal" style:font-weight-complex="normal"/>
    </style:style>
    <style:style style:name="T192" style:family="text">
      <style:text-properties style:font-name="Courier New" fo:font-size="12pt" fo:language="ru" fo:country="RU" officeooo:rsid="00504568" style:font-size-asian="12pt" style:font-size-complex="12pt"/>
    </style:style>
    <style:style style:name="T193" style:family="text">
      <style:text-properties style:font-name="Courier New" fo:font-size="12pt" fo:language="ru" fo:country="RU" officeooo:rsid="005a986c" style:font-size-asian="12pt" style:font-size-complex="12pt"/>
    </style:style>
    <style:style style:name="T194" style:family="text">
      <style:text-properties style:font-name="Courier New" fo:font-size="12pt" fo:language="ru" fo:country="RU" officeooo:rsid="005c9252" style:font-size-asian="12pt" style:font-size-complex="12pt"/>
    </style:style>
    <style:style style:name="T195" style:family="text">
      <style:text-properties style:font-name="Courier New" fo:font-size="12pt" fo:language="ru" fo:country="RU" officeooo:rsid="00ac5346" style:font-size-asian="12pt" style:font-size-complex="12pt"/>
    </style:style>
    <style:style style:name="T196" style:family="text">
      <style:text-properties style:font-name="Courier New" fo:font-size="12pt" fo:language="ru" fo:country="RU" officeooo:rsid="00b7d2b0" style:font-size-asian="12pt" style:font-size-complex="12pt"/>
    </style:style>
    <style:style style:name="T197" style:family="text">
      <style:text-properties style:font-name="Courier New" fo:font-size="12pt" fo:language="ru" fo:country="RU" fo:font-weight="normal" officeooo:rsid="005a986c" style:font-size-asian="12pt" style:font-weight-asian="normal" style:font-size-complex="12pt" style:font-weight-complex="normal"/>
    </style:style>
    <style:style style:name="T198" style:family="text">
      <style:text-properties officeooo:rsid="0036da4d"/>
    </style:style>
    <style:style style:name="T199" style:family="text">
      <style:text-properties officeooo:rsid="0037b754"/>
    </style:style>
    <style:style style:name="T200" style:family="text">
      <style:text-properties officeooo:rsid="00386329"/>
    </style:style>
    <style:style style:name="T201" style:family="text">
      <style:text-properties fo:color="#0000ff"/>
    </style:style>
    <style:style style:name="T202" style:family="text">
      <style:text-properties fo:color="#0000ff" fo:font-weight="normal" style:font-weight-asian="normal" style:font-weight-complex="normal"/>
    </style:style>
    <style:style style:name="T203" style:family="text">
      <style:text-properties fo:color="#2e8b57" fo:language="ru" fo:country="RU" officeooo:rsid="005f11d5"/>
    </style:style>
    <style:style style:name="T204" style:family="text">
      <style:text-properties fo:color="#2e8b57" fo:language="ru" fo:country="RU" officeooo:rsid="006ae7e9"/>
    </style:style>
    <style:style style:name="T205" style:family="text">
      <style:text-properties fo:color="#2e8b57" fo:language="ru" fo:country="RU" fo:font-weight="bold" officeooo:rsid="006ae7e9" style:font-weight-asian="bold" style:font-weight-complex="bold"/>
    </style:style>
    <style:style style:name="T206" style:family="text">
      <style:text-properties fo:color="#2e8b57" officeooo:rsid="00386664"/>
    </style:style>
    <style:style style:name="T207" style:family="text">
      <style:text-properties fo:color="#2e8b57" fo:font-weight="bold" officeooo:rsid="005f11d5" style:font-weight-asian="bold" style:font-weight-complex="bold"/>
    </style:style>
    <style:style style:name="T208" style:family="text">
      <style:text-properties fo:color="#000000" fo:font-weight="normal" style:font-weight-asian="normal" style:font-weight-complex="normal"/>
    </style:style>
    <style:style style:name="T209" style:family="text">
      <style:text-properties fo:color="#000000" fo:font-weight="normal" officeooo:rsid="0062cb68" style:font-weight-asian="normal" style:font-weight-complex="normal"/>
    </style:style>
    <style:style style:name="T210" style:family="text">
      <style:text-properties fo:color="#000000" fo:font-weight="normal" officeooo:rsid="00386664" style:font-weight-asian="normal" style:font-weight-complex="normal"/>
    </style:style>
    <style:style style:name="T211" style:family="text">
      <style:text-properties fo:color="#000000" fo:language="ru" fo:country="RU" fo:font-weight="normal" officeooo:rsid="0062cb68" style:font-weight-asian="normal" style:font-weight-complex="normal"/>
    </style:style>
    <style:style style:name="T212" style:family="text">
      <style:text-properties fo:color="#ff0000"/>
    </style:style>
    <style:style style:name="T213" style:family="text">
      <style:text-properties fo:color="#ff0000" officeooo:rsid="0056db83"/>
    </style:style>
    <style:style style:name="T214" style:family="text">
      <style:text-properties fo:color="#ff0000" fo:language="en" fo:country="US" fo:font-weight="bold" officeooo:rsid="0056db83" style:font-weight-asian="bold" style:font-weight-complex="bold"/>
    </style:style>
    <style:style style:name="T215" style:family="text">
      <style:text-properties officeooo:rsid="003ecc80"/>
    </style:style>
    <style:style style:name="T216" style:family="text">
      <style:text-properties officeooo:rsid="0041f38b"/>
    </style:style>
    <style:style style:name="T217" style:family="text">
      <style:text-properties officeooo:rsid="0053c4bd"/>
    </style:style>
    <style:style style:name="T218" style:family="text">
      <style:text-properties officeooo:rsid="0053caf3"/>
    </style:style>
    <style:style style:name="T219" style:family="text">
      <style:text-properties officeooo:rsid="0060bca8"/>
    </style:style>
    <style:style style:name="T220" style:family="text">
      <style:text-properties officeooo:rsid="001b4568"/>
    </style:style>
    <style:style style:name="T221" style:family="text">
      <style:text-properties officeooo:rsid="006263fa"/>
    </style:style>
    <style:style style:name="T222" style:family="text">
      <style:text-properties officeooo:rsid="006a05d2"/>
    </style:style>
    <style:style style:name="T223" style:family="text">
      <style:text-properties officeooo:rsid="0077d491"/>
    </style:style>
    <style:style style:name="T224" style:family="text">
      <style:text-properties officeooo:rsid="007a696c"/>
    </style:style>
    <style:style style:name="T225" style:family="text">
      <style:text-properties officeooo:rsid="007e8563"/>
    </style:style>
    <style:style style:name="T226" style:family="text">
      <style:text-properties officeooo:rsid="0081978f"/>
    </style:style>
    <style:style style:name="T227" style:family="text">
      <style:text-properties officeooo:rsid="0093c756"/>
    </style:style>
    <style:style style:name="T228" style:family="text">
      <style:text-properties officeooo:rsid="0094c2c1"/>
    </style:style>
    <style:style style:name="T229" style:family="text">
      <style:text-properties officeooo:rsid="0096d33f"/>
    </style:style>
    <style:style style:name="T230" style:family="text">
      <style:text-properties officeooo:rsid="009b1851"/>
    </style:style>
    <style:style style:name="T231" style:family="text">
      <style:text-properties officeooo:rsid="00a1f74a"/>
    </style:style>
    <style:style style:name="T232" style:family="text">
      <style:text-properties officeooo:rsid="00a4b772"/>
    </style:style>
    <style:style style:name="T233" style:family="text">
      <style:text-properties officeooo:rsid="00a5de8d"/>
    </style:style>
    <style:style style:name="T234" style:family="text">
      <style:text-properties officeooo:rsid="00b026c6"/>
    </style:style>
    <style:style style:name="T235" style:family="text">
      <style:text-properties officeooo:rsid="00b35101"/>
    </style:style>
    <style:style style:name="T236" style:family="text">
      <style:text-properties officeooo:rsid="00b3f1a2"/>
    </style:style>
    <style:style style:name="T237" style:family="text">
      <style:text-properties officeooo:rsid="00b73e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одирование типов данных</text:p>
      <text:p text:style-name="P1"><text:span text:style-name="T1">1С:Предприятие 8 в </text:span><text:span text:style-name="T233">p</text:span>rotobuf</text:p>
      <text:p text:style-name="P14"/>
      <text:p text:style-name="P14"/>
      <text:p text:style-name="P12">0. <text:span text:style-name="T179">С</text:span><text:span text:style-name="T7">труктура</text:span><text:span text:style-name="T1"> пакетов.</text:span></text:p>
      <text:p text:style-name="P17"/>
      <text:p text:style-name="P8"><text:span text:style-name="T8">Для каждой и</text:span><text:span text:style-name="T1">нформационн</text:span><text:span text:style-name="T8">ой</text:span><text:span text:style-name="T1"> баз</text:span><text:span text:style-name="T8">ы</text:span><text:span text:style-name="T1"> 1С </text:span><text:span text:style-name="T8">должен </text:span><text:span text:style-name="T12">создаваться</text:span><text:span text:style-name="T1"> </text:span><text:span text:style-name="T8">соответствующий набор пакетов</text:span><text:span text:style-name="T9"> </text:span><text:span text:style-name="T182">proto</text:span><text:span text:style-name="T183">buf</text:span><text:span text:style-name="T1">. </text:span><text:span text:style-name="T8">Это необходимо для корректного отражения и кодирования системы типов информационной базы </text:span><text:span text:style-name="T12">1С </text:span><text:span text:style-name="T8">в </text:span><text:span text:style-name="T180">protobuf</text:span><text:span text:style-name="T8">.</text:span></text:p>
      <text:p text:style-name="P17"/>
      <text:p text:style-name="P19"><text:span text:style-name="T234">В свою очередь н</text:span>абор типов данных, участвующих в интеграции, определяется составом плана обмена 1С. <text:span text:style-name="T223">Планов обмена в информационной базе 1С может быть несколько. </text:span>Другими словами для каждого плана обмена необходимо формировать свой набор пакетов <text:span text:style-name="T152">protobuf.</text:span></text:p>
      <text:p text:style-name="P11"/>
      <text:p text:style-name="P19">Кроме этого <text:span text:style-name="T223">следует учитывать, что разные типы объектов 1С могут иметь одни и те же наименования. Например, справочник и регистр сведений </text:span>могут иметь одно и то же наименование в рамках одной <text:span text:style-name="T234">и той же </text:span>информационной базы 1С<text:span text:style-name="T178">.</text:span></text:p>
      <text:p text:style-name="P19"/>
      <text:p text:style-name="P20">Более того, табличные части различных объектов 1С так же могут иметь одинаковые наименования <text:span text:style-name="T163">(</text:span><text:span text:style-name="T215">вложенные типы)</text:span>.</text:p>
      <text:p text:style-name="P17"/>
      <text:p text:style-name="P20"><text:span text:style-name="T216">Шаблон</text:span> идентификаци<text:span text:style-name="T216">и</text:span> отдельно взятого типа данных <text:span text:style-name="T216">1С</text:span>:</text:p>
      <text:p text:style-name="P17"/>
      <text:p text:style-name="P8">&lt;<text:span text:style-name="T1">Конфигураци</text:span><text:span text:style-name="T11">я</text:span>&gt;<text:span text:style-name="T141">.</text:span><text:span text:style-name="T177">&lt;</text:span><text:span text:style-name="T6">ПланОбмена</text:span><text:span text:style-name="T177">&gt;</text:span><text:span text:style-name="T3">.</text:span><text:span text:style-name="T4">v</text:span><text:span text:style-name="T175">&lt;</text:span><text:span text:style-name="T2">Версия</text:span><text:span text:style-name="T15">Схемы</text:span><text:span text:style-name="T174">&gt;</text:span><text:span text:style-name="T11">.</text:span><text:span text:style-name="T198">&lt;</text:span><text:span text:style-name="T11">В</text:span><text:span text:style-name="T13">ид</text:span><text:span text:style-name="T11">Объекта</text:span><text:span text:style-name="T198">&gt;.&lt;</text:span><text:span text:style-name="T11">ИмяТипа</text:span><text:span text:style-name="T198">&gt;</text:span></text:p>
      <text:p text:style-name="P8"/>
      <text:p text:style-name="P13"><text:span text:style-name="T16">Пример: </text:span>ERP.<text:span text:style-name="T1">ПланОбмена</text:span>Kafka.v1<text:span text:style-name="T1">.Справочник.Номенклатура</text:span></text:p>
      <text:p text:style-name="P20"/>
      <text:p text:style-name="P9"><text:span text:style-name="T1">В целях избежания дублирования наименований табличных частей целесообразно использовать вложенные типы данных </text:span>protobuf. <text:span text:style-name="T1">Например, для табличной части "Товары" документа "ЗаказКлиента" наименование типа </text:span>protobuf <text:span text:style-name="T1">будет выглядеть следующим образом:</text:span></text:p>
      <text:p text:style-name="P9"/>
      <text:p text:style-name="P13">ERP.<text:span text:style-name="T1">ПланОбмена</text:span>Kafka.v1<text:span text:style-name="T1">.Документ.ЗаказКлиента.Товары</text:span></text:p>
      <text:p text:style-name="P8"/>
      <text:p text:style-name="P20">Учитывая тот факт, что объекты 1С могут ссылаться друг на друга, пакеты <text:span text:style-name="T152">protobuf </text:span>информационной базы должны <text:span text:style-name="T200">так же ссылаться друг на друга, используя </text:span><text:span text:style-name="T157">import</text:span><text:span text:style-name="T161"> </text:span><text:span text:style-name="T200">соответствующих файлов </text:span><text:span text:style-name="T161">proto</text:span>.</text:p>
      <text:p text:style-name="P20"/>
      <text:p text:style-name="P20">Структура каталогов файлов <text:span text:style-name="T199">для описания схемы </text:span><text:span text:style-name="T152">proto</text:span><text:span text:style-name="T160">buf </text:span><text:span text:style-name="T169">(</text:span><text:span text:style-name="T224">пример</text:span><text:span text:style-name="T169">)</text:span>:</text:p>
      <text:p text:style-name="P20"/>
      <text:p text:style-name="P20"><text:span text:style-name="T199">- </text:span><text:span text:style-name="T162">ERP</text:span></text:p>
      <text:p text:style-name="P20">---- <text:span text:style-name="T199">ПланОбмена</text:span><text:span text:style-name="T162">Kafka</text:span></text:p>
      <text:p text:style-name="P20">------- <text:span text:style-name="T162">v1</text:span></text:p>
      <text:p text:style-name="P20">---------- <text:span text:style-name="T199">Документ.</text:span><text:span text:style-name="T160">proto</text:span></text:p>
      <text:p text:style-name="P20">---------- <text:span text:style-name="T199">Справочник.</text:span><text:span text:style-name="T160">proto</text:span></text:p>
      <text:p text:style-name="P20"><text:span text:style-name="T160">---------- </text:span><text:span text:style-name="T200">РегистрСведений.</text:span><text:span text:style-name="T161">proto</text:span></text:p>
      <text:p text:style-name="P21"><text:span text:style-name="T160">---------- </text:span><text:span text:style-name="T200">РегистрНакопления.</text:span><text:span text:style-name="T161">proto</text:span></text:p>
      <text:p text:style-name="P21"><text:span text:style-name="T170"/></text:p>
      <text:p text:style-name="P21"><text:span text:style-name="T170"/></text:p>
      <text:p text:style-name="P14"><text:soft-page-break/><text:span text:style-name="T141">1. Пр</text:span><text:span text:style-name="T144">остые</text:span><text:span text:style-name="T141"> типы данных.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1С</text:p>
          </table:table-cell>
          <table:table-cell table:style-name="Таблица1.B1" office:value-type="string">
            <text:p text:style-name="P43">proto3</text:p>
          </table:table-cell>
        </table:table-row>
        <table:table-row>
          <table:table-cell table:style-name="Таблица1.A2" office:value-type="string">
            <text:p text:style-name="P39">Неопределенно</text:p>
          </table:table-cell>
          <table:table-cell table:style-name="Таблица1.B2" office:value-type="string">
            <text:p text:style-name="P91">google.protobuf.NullValue</text:p>
          </table:table-cell>
        </table:table-row>
        <table:table-row>
          <table:table-cell table:style-name="Таблица1.A2" office:value-type="string">
            <text:p text:style-name="P40">Булево</text:p>
          </table:table-cell>
          <table:table-cell table:style-name="Таблица1.B2" office:value-type="string">
            <text:p text:style-name="P42">bool</text:p>
          </table:table-cell>
        </table:table-row>
        <table:table-row>
          <table:table-cell table:style-name="Таблица1.A2" office:value-type="string">
            <text:p text:style-name="P40">Число</text:p>
          </table:table-cell>
          <table:table-cell table:style-name="Таблица1.B2" office:value-type="string">
            <text:p text:style-name="P42">double</text:p>
          </table:table-cell>
        </table:table-row>
        <table:table-row>
          <table:table-cell table:style-name="Таблица1.A2" office:value-type="string">
            <text:p text:style-name="P40">Строка</text:p>
          </table:table-cell>
          <table:table-cell table:style-name="Таблица1.B2" office:value-type="string">
            <text:p text:style-name="P42">string</text:p>
          </table:table-cell>
        </table:table-row>
        <table:table-row>
          <table:table-cell table:style-name="Таблица1.A2" office:value-type="string">
            <text:p text:style-name="P40">Дата</text:p>
          </table:table-cell>
          <table:table-cell table:style-name="Таблица1.B2" office:value-type="string">
            <text:p text:style-name="P92">google.protobuf.<text:span text:style-name="T24">Timestamp</text:span></text:p>
          </table:table-cell>
        </table:table-row>
        <table:table-row>
          <table:table-cell table:style-name="Таблица1.A2" office:value-type="string">
            <text:p text:style-name="P40">УникальныйИдентификатор <text:span text:style-name="T153">(uuid)</text:span></text:p>
          </table:table-cell>
          <table:table-cell table:style-name="Таблица1.B2" office:value-type="string">
            <text:p text:style-name="P41">string</text:p>
          </table:table-cell>
        </table:table-row>
        <table:table-row>
          <table:table-cell table:style-name="Таблица1.A2" office:value-type="string">
            <text:p text:style-name="P40">Бинарные данные</text:p>
          </table:table-cell>
          <table:table-cell table:style-name="Таблица1.B2" office:value-type="string">
            <text:p text:style-name="P41">bytes</text:p>
          </table:table-cell>
        </table:table-row>
        <table:table-row>
          <table:table-cell table:style-name="Таблица1.B2" table:number-columns-spanned="2" office:value-type="string">
            <text:p text:style-name="P58"><text:span text:style-name="Source_20_Text"><text:span text:style-name="T90">syntax</text:span></text:span><text:span text:style-name="Source_20_Text"><text:span text:style-name="T58"> </text:span></text:span><text:span text:style-name="Source_20_Text"><text:span text:style-name="T61">=</text:span></text:span><text:span text:style-name="Source_20_Text"><text:span text:style-name="T58"> </text:span></text:span><text:span text:style-name="Source_20_Text"><text:span text:style-name="T97">"proto3"</text:span></text:span><text:span text:style-name="Source_20_Text"><text:span text:style-name="T61">;</text:span></text:span></text:p>
            <text:p text:style-name="P98"><text:span text:style-name="Source_20_Text"><text:span text:style-name="T89">package</text:span></text:span><text:span text:style-name="Source_20_Text"><text:span text:style-name="T51"> </text:span></text:span><text:span text:style-name="Source_20_Text"><text:span text:style-name="T57">1c</text:span></text:span><text:span text:style-name="Source_20_Text"><text:span text:style-name="T52">.</text:span></text:span><text:span text:style-name="Source_20_Text"><text:span text:style-name="T57">protobuf</text:span></text:span><text:span text:style-name="Source_20_Text"><text:span text:style-name="T52">.</text:span></text:span><text:span text:style-name="Source_20_Text"><text:span text:style-name="T57">common</text:span></text:span><text:span text:style-name="Source_20_Text"><text:span text:style-name="T59">;</text:span></text:span></text:p>
          </table:table-cell>
          <table:covered-table-cell/>
        </table:table-row>
        <table:table-row>
          <table:table-cell table:style-name="Таблица1.A2" office:value-type="string">
            <text:p text:style-name="P93"><text:span text:style-name="T141">ВидДвижения</text:span> <text:span text:style-name="T152">{</text:span>Приход,Расход<text:span text:style-name="T152">}</text:span></text:p>
            <text:p text:style-name="P93"/>
            <text:p text:style-name="P93"><text:span text:style-name="T229">Предопределённое платформой 1С п</text:span>еречисление, используемое регистрами накопления <text:span text:style-name="T227">остатков</text:span>.</text:p>
          </table:table-cell>
          <table:table-cell table:style-name="Таблица1.B2" office:value-type="string">
            <text:p text:style-name="P3"><text:span text:style-name="T82">enum</text:span><text:span text:style-name="T25"> </text:span><text:span text:style-name="T103">RecordType</text:span></text:p>
            <text:p text:style-name="P28">{</text:p>
            <text:p text:style-name="P88"><text:span text:style-name="T74"><text:s text:c="2"/></text:span><text:span text:style-name="T140">Receipt</text:span><text:span text:style-name="T74"> </text:span><text:span text:style-name="T75">=</text:span><text:span text:style-name="T74"> </text:span><text:span text:style-name="T121">0</text:span><text:span text:style-name="T65">;</text:span></text:p>
            <text:p text:style-name="P88"><text:span text:style-name="T74"><text:s text:c="2"/></text:span><text:span text:style-name="T140">Expense</text:span><text:span text:style-name="T74"> </text:span><text:span text:style-name="T75">=</text:span><text:span text:style-name="T74"> </text:span><text:span text:style-name="T121">1</text:span><text:span text:style-name="T65">;</text:span></text:p>
            <text:p text:style-name="P97">}</text:p>
          </table:table-cell>
        </table:table-row>
        <table:table-row>
          <table:table-cell table:style-name="Таблица1.A2" office:value-type="string">
            <text:p text:style-name="P45"><text:span text:style-name="T141">Ссылка</text:span>, <text:span text:style-name="T176">структура</text:span> <text:span text:style-name="T156">{</text:span><text:span text:style-name="T154">int</text:span><text:span text:style-name="T156">:</text:span><text:span text:style-name="T154">uuid</text:span><text:span text:style-name="T156">}</text:span></text:p>
            <text:p text:style-name="P96"><text:span text:style-name="T1"/></text:p>
            <text:p text:style-name="P87"><text:span text:style-name="T1">Ссылка может быть "пустой", то есть иметь значение нулевого </text:span>UUID:</text:p>
            <text:p text:style-name="P99"><text:span text:style-name="T235">"</text:span>00000000-0000-0000-0000-000000000000<text:span text:style-name="T235">"</text:span></text:p>
            <text:p text:style-name="P86"/>
            <text:p text:style-name="P85"><text:span text:style-name="T1">Свойство </text:span><text:span text:style-name="T141">type</text:span> <text:span text:style-name="T1">содержит полное наименование типа данных </text:span><text:span text:style-name="T22">1С</text:span><text:span text:style-name="T1">, например, "Справочник.Номенклатура".</text:span></text:p>
          </table:table-cell>
          <table:table-cell table:style-name="Таблица1.B2" office:value-type="string">
            <text:p text:style-name="P3"><text:span text:style-name="T79">message</text:span><text:span text:style-name="T25"> </text:span><text:span text:style-name="T100">Entity</text:span></text:p>
            <text:p text:style-name="P28">{</text:p>
            <text:p text:style-name="P3"><text:span text:style-name="T25"><text:s text:c="2"/></text:span><text:span text:style-name="T79">string</text:span><text:span text:style-name="T25"> type </text:span><text:span text:style-name="T34">=</text:span><text:span text:style-name="T25"> </text:span><text:span text:style-name="T113">1</text:span><text:span text:style-name="T48">;</text:span></text:p>
            <text:p text:style-name="P3"><text:span text:style-name="T25"><text:s text:c="2"/></text:span><text:span text:style-name="T79">string</text:span><text:span text:style-name="T25"> </text:span><text:span text:style-name="T33">uuid</text:span><text:span text:style-name="T25"> </text:span><text:span text:style-name="T34">=</text:span><text:span text:style-name="T25"> </text:span><text:span text:style-name="T113">2</text:span><text:span text:style-name="T48">;</text:span></text:p>
            <text:p text:style-name="P78">}</text:p>
            <text:p text:style-name="P78"/>
            <text:p text:style-name="P57"><text:span text:style-name="T40">Свойство </text:span><text:span text:style-name="T49">u</text:span><text:span text:style-name="T37">uid</text:span><text:span text:style-name="T26"> </text:span><text:span text:style-name="T40">содержит значение </text:span><text:span text:style-name="T44">внутреннего </text:span><text:span text:style-name="T43">идентификатор</text:span><text:span text:style-name="T44">а</text:span><text:span text:style-name="T43"> объекта в базе данных 1С</text:span><text:span text:style-name="T40">.</text:span></text:p>
          </table:table-cell>
        </table:table-row>
        <table:table-row>
          <table:table-cell table:style-name="Таблица1.A2" office:value-type="string">
            <text:p text:style-name="P95">Составной тип</text:p>
            <text:p text:style-name="P94"/>
            <text:p text:style-name="P62"><text:span text:style-name="T38">Составной тип данных </text:span><text:span text:style-name="T39">1С полностью соответствует семантике </text:span><text:span text:style-name="T80">oneof</text:span><text:span text:style-name="T38">.</text:span></text:p>
            <text:p text:style-name="P61"><text:span text:style-name="T38"/></text:p>
            <text:p text:style-name="P67"><text:span text:style-name="T25">Может не иметь установленных значений, то есть иметь значение Неопределенно </text:span><text:span text:style-name="T32">в 1С</text:span><text:span text:style-name="T25">.</text:span></text:p>
          </table:table-cell>
          <table:table-cell table:style-name="Таблица1.B2" office:value-type="string">
            <text:p text:style-name="P57"><text:span text:style-name="T86">message</text:span><text:span text:style-name="T25"> </text:span><text:span text:style-name="T102">Union</text:span></text:p>
            <text:p text:style-name="P82">{</text:p>
            <text:p text:style-name="P57"><text:span text:style-name="T25"><text:s text:c="2"/></text:span><text:span text:style-name="T80">oneof</text:span><text:span text:style-name="T36"> </text:span><text:span text:style-name="T27">value</text:span><text:span text:style-name="T36"> {</text:span></text:p>
            <text:p text:style-name="P74"><text:span text:style-name="T50"><text:s text:c="4"/></text:span><text:span text:style-name="T88">bool</text:span><text:span text:style-name="T128"> <text:s text:c="5"/></text:span><text:span text:style-name="T127">boolean </text:span><text:span text:style-name="T122"><text:s/></text:span><text:span text:style-name="T124">=</text:span><text:span text:style-name="T122"> </text:span><text:span text:style-name="T119">1</text:span><text:span text:style-name="T122">;</text:span></text:p>
            <text:p text:style-name="P74"><text:span text:style-name="T122"><text:s text:c="4"/></text:span><text:span text:style-name="T86">d</text:span><text:span text:style-name="T88">ouble</text:span><text:span text:style-name="T128"> <text:s text:c="3"/></text:span><text:span text:style-name="T127">numeric </text:span><text:span text:style-name="T122"><text:s/></text:span><text:span text:style-name="T124">=</text:span><text:span text:style-name="T122"> </text:span><text:span text:style-name="T119">2</text:span><text:span text:style-name="T122">;</text:span></text:p>
            <text:p text:style-name="P74"><text:span text:style-name="T122"><text:s text:c="4"/></text:span><text:span text:style-name="T80">string</text:span><text:span text:style-name="T122"> <text:s text:c="3"/></text:span><text:span text:style-name="T125">str</text:span><text:span text:style-name="T126">ing <text:s/></text:span><text:span text:style-name="T122"><text:s/></text:span><text:span text:style-name="T124">=</text:span><text:span text:style-name="T122"> </text:span><text:span text:style-name="T119">3</text:span><text:span text:style-name="T122">;</text:span></text:p>
            <text:p text:style-name="P75"><text:span text:style-name="T122"><text:s text:c="4"/></text:span><text:span text:style-name="T110">Entity</text:span><text:span text:style-name="T133"> <text:s text:c="3"/></text:span><text:span text:style-name="T132">entity <text:s text:c="2"/></text:span><text:span text:style-name="T136">=</text:span><text:span text:style-name="T104"> </text:span><text:span text:style-name="T120">4</text:span><text:span text:style-name="T136">;</text:span></text:p>
            <text:p text:style-name="P74"><text:span text:style-name="T135"><text:s text:c="4"/></text:span><text:span text:style-name="T111">Timestamp</text:span><text:span text:style-name="T112"> </text:span><text:span text:style-name="T134">datetime</text:span><text:span text:style-name="T128"> </text:span><text:span text:style-name="T129">=</text:span><text:span text:style-name="T128"> </text:span><text:span text:style-name="T120">5</text:span><text:span text:style-name="T128">;</text:span></text:p>
            <text:p text:style-name="P77"><text:s text:c="2"/>}</text:p>
            <text:p text:style-name="P79">}</text:p>
          </table:table-cell>
        </table:table-row>
        <table:table-row>
          <table:table-cell table:style-name="Таблица1.A2" office:value-type="string">
            <text:p text:style-name="P72">УдалениеОбъекта</text:p>
            <text:p text:style-name="P68"/>
            <text:p text:style-name="P69"><text:span text:style-name="T236">Информация об у</text:span>далени<text:span text:style-name="T236">и</text:span> объекта из информационной базы 1С.</text:p>
          </table:table-cell>
          <table:table-cell table:style-name="Таблица1.B2" office:value-type="string">
            <text:p text:style-name="P60"><text:span text:style-name="T79">message</text:span><text:span text:style-name="T25"> </text:span><text:span text:style-name="T101">ObjectDeletion</text:span></text:p>
            <text:p text:style-name="P84">{</text:p>
            <text:p text:style-name="P60"><text:span text:style-name="T25"><text:s text:c="2"/></text:span><text:span text:style-name="T100">Entity</text:span><text:span text:style-name="T48"> </text:span><text:span text:style-name="T44">e</text:span><text:span text:style-name="T30">ntity</text:span><text:span text:style-name="T25"> </text:span><text:span text:style-name="T34">=</text:span><text:span text:style-name="T25"> </text:span><text:span text:style-name="T114">1</text:span><text:span text:style-name="T48">;</text:span></text:p>
            <text:p text:style-name="P80">}</text:p>
          </table:table-cell>
        </table:table-row>
      </table:table>
      <text:p text:style-name="P14"/>
      <text:p text:style-name="P71">Примечание.</text:p>
      <text:p text:style-name="P76"><text:span text:style-name="T1">Перечисления 1С </text:span><text:span text:style-name="T17">являются ссылочными типами данных. </text:span><text:span text:style-name="T20">Их значения</text:span><text:span text:style-name="T17"> кодир</text:span><text:span text:style-name="T18">ую</text:span><text:span text:style-name="T17">тся </text:span><text:span text:style-name="T18">так же, </text:span><text:span text:style-name="T17">как </text:span><text:span text:style-name="T18">и тип данных </text:span><text:span text:style-name="T5">Ссылка</text:span><text:span text:style-name="T18">, то есть как </text:span><text:span text:style-name="T143">Entity</text:span><text:span text:style-name="T225">. </text:span><text:span text:style-name="T18">Однако, </text:span><text:span text:style-name="T19">следует отметить</text:span><text:span text:style-name="T18">, </text:span><text:span text:style-name="T19">что</text:span><text:span text:style-name="T20"> </text:span><text:span text:style-name="T18">значения перечислений это константные значения </text:span><text:span text:style-name="T226">UUID, </text:span><text:span text:style-name="T18">определ</text:span><text:span text:style-name="T23">яемы</text:span><text:span text:style-name="T18">е в информационной базе 1С. </text:span><text:span text:style-name="T21">О</text:span><text:span text:style-name="T20">дновременно с этим</text:span><text:span text:style-name="T18"> </text:span><text:span text:style-name="T21">данные значения имеют соответствующие</text:span><text:span text:style-name="T18"> строковые идентификаторы.</text:span></text:p>
      <text:p text:style-name="P63"><text:span text:style-name="T18"/></text:p>
      <text:p text:style-name="P14"><text:soft-page-break/><text:span text:style-name="T145">2</text:span><text:span text:style-name="T141">. </text:span><text:span text:style-name="T147">С</text:span><text:span text:style-name="T146">ложные типы</text:span><text:span text:style-name="T141"> данных.</text:span></text:p>
      <text:p text:style-name="P14"/>
      <text:p text:style-name="P73">2.1. Ссылочные типы данных.</text:p>
      <text:p text:style-name="P14"/>
      <text:p text:style-name="P22">Документы и справочники 1С кодируются в <text:span text:style-name="T152">protobuf </text:span><text:span text:style-name="T222">обычным способом </text:span>как <text:span text:style-name="T155">message</text:span><text:span text:style-name="T152">. </text:span>При этом <text:span text:style-name="T217">для описания их свойств могут быть </text:span>использ<text:span text:style-name="T219">ованы только все</text:span> выше описанные пр<text:span text:style-name="T218">остые</text:span> типы данных.</text:p>
      <text:p text:style-name="P15"/>
      <text:p text:style-name="P5"><text:span text:style-name="T79">syntax</text:span><text:span text:style-name="T25"> </text:span><text:span text:style-name="T34">=</text:span><text:span text:style-name="T25"> </text:span><text:span text:style-name="T91">"proto3"</text:span><text:span text:style-name="T34">;</text:span></text:p>
      <text:p text:style-name="P26"/>
      <text:p text:style-name="P37"><text:span text:style-name="Source_20_Text"><text:span text:style-name="T89">package</text:span></text:span><text:span text:style-name="Source_20_Text"><text:span text:style-name="T51"> </text:span></text:span><text:span text:style-name="Source_20_Text"><text:span text:style-name="T53">ERP</text:span></text:span><text:span text:style-name="Source_20_Text"><text:span text:style-name="T60">.</text:span></text:span><text:span text:style-name="Source_20_Text"><text:span text:style-name="T54">ПланОбмена</text:span></text:span><text:span text:style-name="Source_20_Text"><text:span text:style-name="T53">Kafka</text:span></text:span><text:span text:style-name="Source_20_Text"><text:span text:style-name="T60">.</text:span></text:span><text:span text:style-name="Source_20_Text"><text:span text:style-name="T55">v</text:span></text:span><text:span text:style-name="Source_20_Text"><text:span text:style-name="T56">1</text:span></text:span><text:span text:style-name="Source_20_Text"><text:span text:style-name="T62">.</text:span></text:span><text:span text:style-name="Source_20_Text"><text:span text:style-name="T63">Справочник</text:span></text:span><text:span text:style-name="Source_20_Text"><text:span text:style-name="T59">;</text:span></text:span></text:p>
      <text:p text:style-name="P15"/>
      <text:p text:style-name="P5"><text:span text:style-name="T79">import </text:span><text:span text:style-name="T91">"</text:span><text:span text:style-name="T94">1с/</text:span><text:span text:style-name="T93">protobuf/common</text:span><text:span text:style-name="T91">.proto"</text:span><text:span text:style-name="T123">;</text:span></text:p>
      <text:p text:style-name="P15"/>
      <text:p text:style-name="P5"><text:span text:style-name="T79">message</text:span><text:span text:style-name="T25"> </text:span><text:span text:style-name="T107">ДоговорыКонтрагентов</text:span></text:p>
      <text:p text:style-name="P30">{</text:p>
      <text:p text:style-name="P33"><text:span text:style-name="T201"><text:s text:c="3"/>string</text:span><text:span text:style-name="T202"> </text:span><text:span text:style-name="T9">Ссылка <text:s text:c="6"/></text:span><text:span text:style-name="T220">=</text:span><text:span text:style-name="T184"> </text:span><text:span text:style-name="T213">1</text:span><text:span text:style-name="T14">;</text:span></text:p>
      <text:p text:style-name="P5"><text:span text:style-name="T79"><text:s text:c="3"/></text:span><text:span text:style-name="T83">string</text:span><text:span text:style-name="T48"> </text:span><text:span text:style-name="T46">Код <text:s text:c="8"/></text:span><text:span text:style-name="T25"><text:s/></text:span><text:span text:style-name="T34">=</text:span><text:span text:style-name="T25"> </text:span><text:span text:style-name="T116">2</text:span><text:span text:style-name="T48">;</text:span></text:p>
      <text:p text:style-name="P5"><text:span text:style-name="T79"><text:s text:c="3"/></text:span><text:span text:style-name="T83">string</text:span><text:span text:style-name="T48"> </text:span><text:span text:style-name="T46">Наименование</text:span><text:span text:style-name="T31"> </text:span><text:span text:style-name="T34">=</text:span><text:span text:style-name="T31"> </text:span><text:span text:style-name="T116">3</text:span><text:span text:style-name="T48">;</text:span></text:p>
      <text:p text:style-name="P5"><text:span text:style-name="T87"><text:s text:c="3"/></text:span><text:span text:style-name="T139">1</text:span><text:span text:style-name="T131">c.protobuf</text:span><text:span text:style-name="T137">.</text:span><text:span text:style-name="T106">Entity</text:span><text:span text:style-name="T45"> </text:span><text:span text:style-name="T46">Владелец</text:span><text:span text:style-name="T45"> </text:span><text:span text:style-name="T48">=</text:span><text:span text:style-name="T45"> </text:span><text:span text:style-name="T117">4</text:span><text:span text:style-name="T48">;</text:span></text:p>
      <text:p text:style-name="P47"><text:span text:style-name="Strong_20_Emphasis"><text:span text:style-name="T141">}</text:span></text:span></text:p>
      <text:p text:style-name="P15"/>
      <text:p text:style-name="P24"><text:span text:style-name="T230">2.2</text:span>. Табличные части <text:span text:style-name="T237">(вложенные типы)</text:span>.</text:p>
      <text:p text:style-name="P18"/>
      <text:p text:style-name="P70"><text:span text:style-name="T221">Т</text:span>абличные части <text:span text:style-name="T232">могут иметь только ссылочные типы данных</text:span> 1С. <text:span text:style-name="T221">Они являются неотъемлемой частью своих объектов, образуя таким образом агрегаты. К</text:span>одируются как вложенные типы <text:span text:style-name="T152">protobuf</text:span>. </text:p>
      <text:p text:style-name="P22"/>
      <text:p text:style-name="P6"><text:span text:style-name="T79">message</text:span><text:span text:style-name="T25"> </text:span><text:span text:style-name="T107">ДоговорыКонтрагентов</text:span></text:p>
      <text:p text:style-name="P31">{</text:p>
      <text:p text:style-name="P6"><text:span text:style-name="T79"><text:s text:c="3"/>message</text:span><text:span text:style-name="T25"> </text:span><text:span text:style-name="T108">КонтактнаяИнформация</text:span></text:p>
      <text:p text:style-name="P31"><text:s text:c="3"/>{</text:p>
      <text:p text:style-name="P34"><text:span text:style-name="T201"><text:s text:c="6"/>string</text:span><text:span text:style-name="T202"> </text:span><text:span text:style-name="T211">Номер</text:span><text:span text:style-name="T209">Т</text:span><text:span text:style-name="T211">елефона</text:span><text:span text:style-name="T9"> <text:s text:c="3"/></text:span><text:span text:style-name="T220">=</text:span><text:span text:style-name="T184"> </text:span><text:span text:style-name="T213">1</text:span><text:span text:style-name="T14">;</text:span></text:p>
      <text:p text:style-name="P6"><text:span text:style-name="T79"><text:s text:c="6"/></text:span><text:span text:style-name="T83">string</text:span><text:span text:style-name="T48"> </text:span><text:span text:style-name="T41">ЭлектроннаяПочта </text:span><text:span text:style-name="T34">=</text:span><text:span text:style-name="T25"> </text:span><text:span text:style-name="T116">2</text:span><text:span text:style-name="T48">;</text:span></text:p>
      <text:p text:style-name="P48"><text:span text:style-name="Strong_20_Emphasis"><text:span text:style-name="T141"><text:s text:c="3"/>}</text:span></text:span></text:p>
      <text:p text:style-name="P10"><text:span text:style-name="T79"><text:s text:c="3"/></text:span><text:span text:style-name="T81">repeated</text:span><text:span text:style-name="T84"> </text:span><text:span text:style-name="T108">КонтактнаяИнформация </text:span><text:span text:style-name="T138">Контакты</text:span><text:span text:style-name="T108"> </text:span><text:span text:style-name="T35">=</text:span><text:span text:style-name="T28"> </text:span><text:span text:style-name="T114">1</text:span><text:span text:style-name="T48">;</text:span></text:p>
      <text:p text:style-name="P48"><text:span text:style-name="Strong_20_Emphasis"><text:span text:style-name="T141">}</text:span></text:span></text:p>
      <text:p text:style-name="P81"/>
      <text:p text:style-name="P25"><text:span text:style-name="T171">2.</text:span><text:span text:style-name="T230">3</text:span>. Наборы записей регистров.</text:p>
      <text:p text:style-name="P23"/>
      <text:p text:style-name="P89"><text:span text:style-name="T192">Регистры сведений и накопления </text:span><text:span text:style-name="T195">в </text:span><text:span text:style-name="T193">1С всегда изменяются при помощи наборов записей.</text:span></text:p>
      <text:p text:style-name="P89"><text:span text:style-name="T196"/></text:p>
      <text:p text:style-name="P89"><text:span text:style-name="T193">Набор записей </text:span><text:span text:style-name="T192">кодиру</text:span><text:span text:style-name="T194">е</text:span><text:span text:style-name="T192">тся как </text:span><text:span text:style-name="T193">объект, имеющий два свойства</text:span><text:span text:style-name="T197">: </text:span><text:span text:style-name="Strong_20_Emphasis"><text:span text:style-name="T78">delete</text:span></text:span><text:span text:style-name="Strong_20_Emphasis"><text:span text:style-name="T77"> </text:span></text:span><text:span text:style-name="T77">(отбор) и </text:span><text:span text:style-name="Strong_20_Emphasis"><text:span text:style-name="T78">insert</text:span></text:span><text:span text:style-name="Strong_20_Emphasis"><text:span text:style-name="T77"> </text:span></text:span><text:span text:style-name="T77">(записи набора).</text:span><text:span text:style-name="T70"> </text:span></text:p>
      <text:p text:style-name="P35"/>
      <text:p text:style-name="P36"><text:span text:style-name="T70">Свойство </text:span><text:span text:style-name="Strong_20_Emphasis"><text:span text:style-name="T66">delete</text:span></text:span><text:span text:style-name="Strong_20_Emphasis"><text:span text:style-name="T70"> </text:span></text:span><text:span text:style-name="Strong_20_Emphasis"><text:span text:style-name="T71">содержит ключ записи регистра, по которому выполняется операция удаления.</text:span></text:span></text:p>
      <text:p text:style-name="P36"><text:span text:style-name="Strong_20_Emphasis"><text:span text:style-name="T71"/></text:span></text:p>
      <text:p text:style-name="P100"><text:span text:style-name="T77">Свойство </text:span><text:span text:style-name="Strong_20_Emphasis"><text:span text:style-name="T78">insert</text:span></text:span><text:span text:style-name="Strong_20_Emphasis"><text:span text:style-name="T77"> </text:span></text:span><text:span text:style-name="Strong_20_Emphasis"><text:span text:style-name="T71">содержит </text:span></text:span><text:span text:style-name="Strong_20_Emphasis"><text:span text:style-name="T72">набор </text:span></text:span><text:span text:style-name="Strong_20_Emphasis"><text:span text:style-name="T71">запис</text:span></text:span><text:span text:style-name="Strong_20_Emphasis"><text:span text:style-name="T72">ей</text:span></text:span><text:span text:style-name="Strong_20_Emphasis"><text:span text:style-name="T71"> регистра, которые необходимо вставить в таблицу после выполнения удаления </text:span></text:span><text:span text:style-name="Strong_20_Emphasis"><text:span text:style-name="T73">по</text:span></text:span><text:span text:style-name="Strong_20_Emphasis"><text:span text:style-name="T71"> ключу.</text:span></text:span></text:p>
      <text:p text:style-name="P100"><text:span text:style-name="Strong_20_Emphasis"><text:span text:style-name="T71"/></text:span></text:p>
      <text:p text:style-name="P100"><text:span text:style-name="Strong_20_Emphasis"><text:span text:style-name="T71">Свойство </text:span></text:span><text:span text:style-name="Strong_20_Emphasis"><text:span text:style-name="T67">insert</text:span></text:span><text:span text:style-name="Strong_20_Emphasis"><text:span text:style-name="T71"> </text:span></text:span><text:span text:style-name="Strong_20_Emphasis"><text:span text:style-name="T72">может быть пустым, то есть </text:span></text:span><text:span text:style-name="Strong_20_Emphasis"><text:span text:style-name="T73">не иметь записей</text:span></text:span><text:span text:style-name="Strong_20_Emphasis"><text:span text:style-name="T72">.</text:span></text:span></text:p>
      <text:p text:style-name="P55"><text:soft-page-break/><text:span text:style-name="Strong_20_Emphasis"><text:span text:style-name="T67">Пример </text:span></text:span><text:span text:style-name="Strong_20_Emphasis"><text:span text:style-name="T68">описания </text:span></text:span><text:span text:style-name="Strong_20_Emphasis"><text:span text:style-name="T67">схемы для регистра сведений "КурсыВалют":</text:span></text:span></text:p>
      <text:p text:style-name="P55"><text:span text:style-name="Strong_20_Emphasis"><text:span text:style-name="T71"/></text:span></text:p>
      <text:p text:style-name="P7"><text:span text:style-name="T79">syntax</text:span><text:span text:style-name="T25"> </text:span><text:span text:style-name="T34">=</text:span><text:span text:style-name="T25"> </text:span><text:span text:style-name="T91">"proto3"</text:span><text:span text:style-name="T34">;</text:span></text:p>
      <text:p text:style-name="P27"/>
      <text:p text:style-name="P38"><text:span text:style-name="Source_20_Text"><text:span text:style-name="T89">package</text:span></text:span><text:span text:style-name="Source_20_Text"><text:span text:style-name="T51"> </text:span></text:span><text:span text:style-name="Source_20_Text"><text:span text:style-name="T53">ERP</text:span></text:span><text:span text:style-name="Source_20_Text"><text:span text:style-name="T60">.</text:span></text:span><text:span text:style-name="Source_20_Text"><text:span text:style-name="T54">ПланОбмена</text:span></text:span><text:span text:style-name="Source_20_Text"><text:span text:style-name="T53">Kafka</text:span></text:span><text:span text:style-name="Source_20_Text"><text:span text:style-name="T60">.</text:span></text:span><text:span text:style-name="Source_20_Text"><text:span text:style-name="T55">v</text:span></text:span><text:span text:style-name="Source_20_Text"><text:span text:style-name="T56">1</text:span></text:span><text:span text:style-name="Source_20_Text"><text:span text:style-name="T62">.</text:span></text:span><text:span text:style-name="Source_20_Text"><text:span text:style-name="T64">РегистрСведений</text:span></text:span><text:span text:style-name="Source_20_Text"><text:span text:style-name="T59">;</text:span></text:span></text:p>
      <text:p text:style-name="P16"/>
      <text:p text:style-name="P59"><text:span text:style-name="T79">import </text:span><text:span text:style-name="T91">"</text:span><text:span text:style-name="T92">1c/</text:span><text:span text:style-name="Source_20_Text"><text:span text:style-name="T96">protobuf</text:span></text:span><text:span text:style-name="Source_20_Text"><text:span text:style-name="T99">/</text:span></text:span><text:span text:style-name="Source_20_Text"><text:span text:style-name="T98">common</text:span></text:span><text:span text:style-name="T91">.proto"</text:span><text:span text:style-name="T123">;</text:span></text:p>
      <text:p text:style-name="P7"><text:span text:style-name="T79">import </text:span><text:span text:style-name="T91">"</text:span><text:span text:style-name="Source_20_Text"><text:span text:style-name="T96">google</text:span></text:span><text:span text:style-name="Source_20_Text"><text:span text:style-name="T95">/</text:span></text:span><text:span text:style-name="Source_20_Text"><text:span text:style-name="T96">protobuf</text:span></text:span><text:span text:style-name="Source_20_Text"><text:span text:style-name="T99">/</text:span></text:span><text:span text:style-name="Source_20_Text"><text:span text:style-name="T98">t</text:span></text:span><text:span text:style-name="Source_20_Text"><text:span text:style-name="T96">imestamp</text:span></text:span><text:span text:style-name="T91">.proto"</text:span><text:span text:style-name="T123">;</text:span></text:p>
      <text:p text:style-name="P55"><text:span text:style-name="Strong_20_Emphasis"><text:span text:style-name="T71"/></text:span></text:p>
      <text:p text:style-name="P4"><text:span text:style-name="T79">message</text:span><text:span text:style-name="T25"> </text:span><text:span text:style-name="T105">КурсыВалют</text:span></text:p>
      <text:p text:style-name="P29">{</text:p>
      <text:p text:style-name="P4"><text:span text:style-name="T79"><text:s text:c="3"/>message</text:span><text:span text:style-name="T25"> </text:span><text:span text:style-name="T109">Ключ</text:span></text:p>
      <text:p text:style-name="P29"><text:s text:c="3"/>{</text:p>
      <text:p text:style-name="P32"><text:s text:c="6"/><text:span text:style-name="T210">google</text:span><text:span text:style-name="T208">.</text:span><text:span text:style-name="T210">protobuf.</text:span><text:span text:style-name="T206">Timestamp</text:span><text:span text:style-name="T181"> </text:span><text:span text:style-name="T10">Период</text:span><text:span text:style-name="T181"> </text:span>=<text:span text:style-name="T181"> </text:span><text:span text:style-name="T212">1</text:span><text:span text:style-name="T14">;</text:span></text:p>
      <text:p text:style-name="P7"><text:span text:style-name="T25"><text:s text:c="6"/></text:span><text:span text:style-name="T130">1c.protobuf</text:span><text:span text:style-name="T137">.</text:span><text:span text:style-name="T100">Entity <text:s text:c="2"/></text:span><text:span text:style-name="T48"><text:s text:c="5"/></text:span><text:span text:style-name="T47">Валюта</text:span><text:span text:style-name="T25"> </text:span><text:span text:style-name="T34">=</text:span><text:span text:style-name="T25"> </text:span><text:span text:style-name="T118">2</text:span><text:span text:style-name="T48">;</text:span></text:p>
      <text:p text:style-name="P46"><text:span text:style-name="Strong_20_Emphasis"><text:span text:style-name="T141"><text:s text:c="3"/>}</text:span></text:span></text:p>
      <text:p text:style-name="P7"><text:span text:style-name="T79"><text:s text:c="3"/>message</text:span><text:span text:style-name="T25"> </text:span><text:span text:style-name="T109">Запись</text:span></text:p>
      <text:p text:style-name="P32"><text:s text:c="3"/>{</text:p>
      <text:p text:style-name="P32"><text:s text:c="6"/><text:span text:style-name="T203">КурсыВалют</text:span><text:span text:style-name="T210">.</text:span><text:span text:style-name="T204">Ключ</text:span><text:span text:style-name="T181"> </text:span><text:span text:style-name="T10">Ключ</text:span><text:span text:style-name="T181"> </text:span>=<text:span text:style-name="T181"> </text:span><text:span text:style-name="T212">1</text:span><text:span text:style-name="T14">;</text:span></text:p>
      <text:p text:style-name="P7"><text:span text:style-name="T25"><text:s text:c="6"/></text:span><text:span text:style-name="T85">double</text:span><text:span text:style-name="T48"> <text:s text:c="9"/></text:span><text:span text:style-name="T47">Курс</text:span><text:span text:style-name="T25"> </text:span><text:span text:style-name="T34">=</text:span><text:span text:style-name="T25"> </text:span><text:span text:style-name="T118">2</text:span><text:span text:style-name="T48">;</text:span></text:p>
      <text:p text:style-name="P52"><text:span text:style-name="Strong_20_Emphasis"><text:span text:style-name="T141"><text:s text:c="3"/>}</text:span></text:span></text:p>
      <text:p text:style-name="P54"><text:span text:style-name="Strong_20_Emphasis"><text:span text:style-name="T168"><text:s text:c="12"/></text:span></text:span><text:span text:style-name="Strong_20_Emphasis"><text:span text:style-name="T207">КурсыВалют.</text:span></text:span><text:span text:style-name="Strong_20_Emphasis"><text:span text:style-name="T205">Ключ</text:span></text:span><text:span text:style-name="Strong_20_Emphasis"><text:span text:style-name="T142"> <text:s text:c="2"/></text:span></text:span><text:span text:style-name="Strong_20_Emphasis"><text:span text:style-name="T185">delete</text:span></text:span><text:span text:style-name="Strong_20_Emphasis"><text:span text:style-name="T168"> </text:span></text:span><text:span text:style-name="Strong_20_Emphasis"><text:span text:style-name="T155">=</text:span></text:span><text:span text:style-name="Strong_20_Emphasis"><text:span text:style-name="T168"> </text:span></text:span><text:span text:style-name="Strong_20_Emphasis"><text:span text:style-name="T214">1</text:span></text:span><text:span text:style-name="Strong_20_Emphasis"><text:span text:style-name="T142">;</text:span></text:span></text:p>
      <text:p text:style-name="P7"><text:span text:style-name="T25"><text:s text:c="3"/></text:span><text:span text:style-name="T81">repeated </text:span><text:span text:style-name="T105">КурсыВалют.</text:span><text:span text:style-name="T109">Запись</text:span><text:span text:style-name="T48"> </text:span><text:span text:style-name="T42">i</text:span><text:span text:style-name="T29">nsert</text:span><text:span text:style-name="T25"> </text:span><text:span text:style-name="T34">=</text:span><text:span text:style-name="T25"> </text:span><text:span text:style-name="T115">2</text:span><text:span text:style-name="T48">;</text:span></text:p>
      <text:p text:style-name="P51"><text:span text:style-name="Strong_20_Emphasis"><text:span text:style-name="T141">}</text:span></text:span></text:p>
      <text:p text:style-name="P51"><text:span text:style-name="Strong_20_Emphasis"><text:span text:style-name="T69"/></text:span></text:p>
      <text:p text:style-name="P90"><text:span text:style-name="Strong_20_Emphasis"><text:span text:style-name="T150">4</text:span></text:span><text:span text:style-name="Strong_20_Emphasis"><text:span text:style-name="T149">. </text:span></text:span><text:span text:style-name="Strong_20_Emphasis"><text:span text:style-name="T148">Обязательные</text:span></text:span><text:span text:style-name="Strong_20_Emphasis"><text:span text:style-name="T186"> </text:span></text:span><text:span text:style-name="Strong_20_Emphasis"><text:span text:style-name="T148">заголовки</text:span></text:span><text:span text:style-name="Strong_20_Emphasis"><text:span text:style-name="T186"> </text:span></text:span><text:span text:style-name="Strong_20_Emphasis"><text:span text:style-name="T148">сообщений.</text:span></text:span></text:p>
      <text:p text:style-name="P49"><text:span text:style-name="Strong_20_Emphasis"><text:span text:style-name="T186"/></text:span></text:p>
      <text:p text:style-name="P50"><text:span text:style-name="Strong_20_Emphasis"><text:span text:style-name="T187">Один топик </text:span></text:span><text:span text:style-name="Strong_20_Emphasis"><text:span text:style-name="T164">Kafka </text:span></text:span><text:span text:style-name="Strong_20_Emphasis"><text:span text:style-name="T187">может хранить сообщения разных типов </text:span></text:span><text:span text:style-name="Strong_20_Emphasis"><text:span text:style-name="T189">для </text:span></text:span><text:span text:style-name="Strong_20_Emphasis"><text:span text:style-name="T187">одного и того же объекта метаданных 1С. </text:span></text:span><text:span text:style-name="Strong_20_Emphasis"><text:span text:style-name="T188">Например,</text:span></text:span><text:span text:style-name="Strong_20_Emphasis"><text:span text:style-name="T187"> для справочника </text:span></text:span><text:span text:style-name="Strong_20_Emphasis"><text:span text:style-name="T188">"Номенклатура" </text:span></text:span><text:span text:style-name="Strong_20_Emphasis"><text:span text:style-name="T187">может существовать запись, </text:span></text:span><text:span text:style-name="Strong_20_Emphasis"><text:span text:style-name="T188">как</text:span></text:span><text:span text:style-name="Strong_20_Emphasis"><text:span text:style-name="T187"> для обычного объекта, </text:span></text:span><text:span text:style-name="Strong_20_Emphasis"><text:span text:style-name="T188">так</text:span></text:span><text:span text:style-name="Strong_20_Emphasis"><text:span text:style-name="T187"> и </text:span></text:span><text:span text:style-name="Strong_20_Emphasis"><text:span text:style-name="T188">для </text:span></text:span><text:span text:style-name="Strong_20_Emphasis"><text:span text:style-name="T187">тип</text:span></text:span><text:span text:style-name="Strong_20_Emphasis"><text:span text:style-name="T188">а</text:span></text:span><text:span text:style-name="Strong_20_Emphasis"><text:span text:style-name="T187"> "УдалениеОбъекта".</text:span></text:span></text:p>
      <text:p text:style-name="P50"><text:span text:style-name="Strong_20_Emphasis"><text:span text:style-name="T187"/></text:span></text:p>
      <text:p text:style-name="P90"><text:span text:style-name="Strong_20_Emphasis"><text:span text:style-name="T189">Таким образом, целесообразно дополнять сообщения </text:span></text:span><text:span text:style-name="Strong_20_Emphasis"><text:span text:style-name="T165">Kafka </text:span></text:span><text:span text:style-name="Strong_20_Emphasis"><text:span text:style-name="T189">специальным заголовком, например, </text:span></text:span><text:span text:style-name="Strong_20_Emphasis"><text:span text:style-name="T158">message-type</text:span></text:span><text:span text:style-name="Strong_20_Emphasis"><text:span text:style-name="T189"> с указанием его типа.</text:span></text:span></text:p>
      <text:p text:style-name="P53"><text:span text:style-name="Strong_20_Emphasis"><text:span text:style-name="T189"/></text:span></text:p>
      <text:p text:style-name="P90"><text:span text:style-name="Strong_20_Emphasis"><text:span text:style-name="T190">Кроме этого, необходимо дополнять сообщения </text:span></text:span><text:span text:style-name="Strong_20_Emphasis"><text:span text:style-name="T191">значением</text:span></text:span><text:span text:style-name="Strong_20_Emphasis"><text:span text:style-name="T190"> </text:span></text:span><text:span text:style-name="Strong_20_Emphasis"><text:span text:style-name="T191">идентификатора (</text:span></text:span><text:span text:style-name="Strong_20_Emphasis"><text:span text:style-name="T190">версии</text:span></text:span><text:span text:style-name="Strong_20_Emphasis"><text:span text:style-name="T191">)</text:span></text:span><text:span text:style-name="Strong_20_Emphasis"><text:span text:style-name="T190"> </text:span></text:span><text:span text:style-name="Strong_20_Emphasis"><text:span text:style-name="T191">соответствующей </text:span></text:span><text:span text:style-name="Strong_20_Emphasis"><text:span text:style-name="T190">схемы </text:span></text:span><text:span text:style-name="Strong_20_Emphasis"><text:span text:style-name="T166">protobuf, </text:span></text:span><text:span text:style-name="Strong_20_Emphasis"><text:span text:style-name="T190">например, </text:span></text:span><text:span text:style-name="Strong_20_Emphasis"><text:span text:style-name="T159">schema-version</text:span></text:span><text:span text:style-name="Strong_20_Emphasis"><text:span text:style-name="T190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7T23:45:11.418000000</meta:creation-date>
    <meta:generator>LibreOffice/5.4.7.2$Windows_X86_64 LibreOffice_project/c838ef25c16710f8838b1faec480ebba495259d0</meta:generator>
    <dc:date>2022-10-09T23:40:09.598000000</dc:date>
    <meta:editing-duration>PT12H22M36S</meta:editing-duration>
    <meta:editing-cycles>136</meta:editing-cycles>
    <meta:document-statistic meta:table-count="1" meta:image-count="0" meta:object-count="0" meta:page-count="4" meta:paragraph-count="132" meta:word-count="710" meta:character-count="5636" meta:non-whitespace-character-count="4873"/>
  </office:meta>
</office:document-meta>
</file>